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1" fo:font-size="14pt" officeooo:rsid="000dcec5" officeooo:paragraph-rsid="000dcec5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a933" loext:opacity="100%" style:font-name="Liberation Sans1" fo:font-size="14pt" officeooo:rsid="000dcec5" officeooo:paragraph-rsid="000dcec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0dcec5" officeooo:paragraph-rsid="000dcec5" style:font-size-asian="14pt" style:font-size-complex="14pt"/>
    </style:style>
    <style:style style:name="P4" style:family="paragraph" style:parent-style-name="Text_20_body">
      <style:text-properties officeooo:paragraph-rsid="000f40dc"/>
    </style:style>
    <style:style style:name="P5" style:family="paragraph" style:parent-style-name="Text_20_body">
      <style:text-properties officeooo:paragraph-rsid="001123f7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text-properties fo:color="#000000" loext:opacity="100%" style:font-name="Liberation Sans1" fo:font-size="14pt" officeooo:paragraph-rsid="001123f7" style:font-size-asian="14pt" style:font-size-complex="14pt"/>
    </style:style>
    <style:style style:name="P8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Liberation Sans1" fo:font-size="14pt" officeooo:paragraph-rsid="001295e3" style:font-size-asian="14pt" style:font-size-complex="14pt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a6099" loext:opacity="100%" style:font-name="Liberation Sans1" officeooo:rsid="000f40dc"/>
    </style:style>
    <style:style style:name="T2" style:family="text">
      <style:text-properties fo:color="#2a6099" loext:opacity="100%" style:font-name="Liberation Sans1" fo:font-size="14pt" style:font-size-asian="14pt" style:font-size-complex="14pt"/>
    </style:style>
    <style:style style:name="T3" style:family="text">
      <style:text-properties fo:color="#ff0000" loext:opacity="100%" style:font-name="Liberation Sans1" fo:font-size="14pt" style:font-size-asian="14pt" style:font-size-complex="14pt"/>
    </style:style>
    <style:style style:name="T4" style:family="text">
      <style:text-properties fo:color="#000000" loext:opacity="100%" style:font-name="Liberation Sans1" fo:font-size="14pt" style:font-size-asian="14pt" style:font-size-complex="14pt"/>
    </style:style>
    <style:style style:name="T5" style:family="text">
      <style:text-properties fo:color="#000000" loext:opacity="100%" style:font-name="Liberation Sans1" fo:font-size="14pt" officeooo:rsid="000f40dc" style:font-size-asian="14pt" style:font-size-complex="14pt"/>
    </style:style>
    <style:style style:name="T6" style:family="text">
      <style:text-properties fo:color="#000000" loext:opacity="100%" style:font-name="Liberation Sans1" fo:font-size="14pt" officeooo:rsid="001123f7" style:font-size-asian="14pt" style:font-size-complex="14pt"/>
    </style:style>
    <style:style style:name="T7" style:family="text">
      <style:text-properties officeooo:rsid="001123f7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">Séquence : Fonction</text:p>
      <text:p text:style-name="P1"/>
      <text:p text:style-name="P3">I] Déterminer des images et des antécédents</text:p>
      <text:p text:style-name="P1"/>
      <text:p text:style-name="Text_20_body"><text:span text:style-name="Strong_20_Emphasis"><text:span text:style-name="T2">Définition</text:span></text:span><text:span text:style-name="T2"><text:line-break/>Une </text:span><text:span text:style-name="Strong_20_Emphasis"><text:span text:style-name="T3">fonction</text:span></text:span><text:span text:style-name="T2"> est un procédé qui, à un nombre x, fait correspondre un nombre unique appelé image de x.</text:span></text:p>
      <text:p text:style-name="P4"><text:span text:style-name="Strong_20_Emphasis"><text:span text:style-name="T4">Exemple</text:span></text:span><text:span text:style-name="T4"><text:line-break/>Le procédé qui à tout nombre fait correspondre son carré est une fonction.</text:span></text:p>
      <text:p text:style-name="P6"><text:span text:style-name="T1"><draw:g text:anchor-type="as-char" svg:y="-0.288cm" draw:z-index="3" draw:style-name="gr1"><svg:title>TexMaths</svg:title><svg:desc>12§display§3\mapsto 9§svg§600§FALSE§</svg:desc><draw:g draw:style-name="gr2"><draw:path draw:style-name="gr140" draw:text-style-name="P9" svg:width="1.013cm" svg:height="0.243cm" svg:x="0.004cm" svg:y="0.021cm" svg:viewBox="0 0 1014 244" svg:d="M0 0c338 0 675 0 1014 0 0 82 0 163 0 244-339 0-676 0-1014 0 0-81 0-162 0-244z"><text:p/></draw:path><draw:path draw:style-name="gr141" draw:text-style-name="P10" svg:width="0.173cm" svg:height="0.287cm" svg:x="0.001cm" svg:y="0cm" svg:viewBox="0 0 174 288" svg:d="M104 132c35-11 59-41 59-74 0-34-37-58-78-58-42 0-74 25-74 58 0 13 9 21 21 21 14 0 22-9 22-21 0-22-19-22-26-22 13-20 40-25 56-25 17 0 41 8 41 47 0 4-1 29-12 47-13 21-28 22-37 22-4 0-15 1-17 1-4 1-6 1-6 5 0 5 2 5 9 5 6 0 12 0 18 0 35 0 51 27 51 68 0 58-29 70-47 70s-50-8-65-32c15 2 28-7 28-23 0-15-11-23-24-23-10 0-23 6-23 24 0 38 38 66 85 66 51 0 89-39 89-82 0-33-26-66-70-74z"><text:p/></draw:path><draw:path draw:style-name="gr142" draw:text-style-name="P10" svg:width="0.028cm" svg:height="0.154cm" svg:x="0.333cm" svg:y="0.098cm" svg:viewBox="0 0 29 155" svg:d="M17 86c2 0 12 0 12-8s-10-8-12-8c0-20 0-38 0-56 0-7 0-14-9-14-8 0-8 7-8 14 0 42 0 84 0 127 0 5 0 14 8 14 9 0 9-9 9-14 0-19 0-37 0-55z"><text:p/></draw:path><draw:path draw:style-name="gr143" draw:text-style-name="P10" svg:width="0.373cm" svg:height="0.217cm" svg:x="0.333cm" svg:y="0.064cm" svg:viewBox="0 0 374 218" svg:d="M329 119c-24 16-35 33-39 38-19 30-14 38-21 56 0 5 5 5 8 5 7 0 7-1 9-8 9-41 34-76 82-95 5-1 6-2 6-5s-2-5-3-5c-18-7-70-28-85-98-2-6-2-7-9-7-3 0-8 0-8 5 0 1 3 27 20 56 10 12 22 28 40 41-105 0-209 0-313 0-8 0-16 0-16 8 0 9 8 9 16 9 104 0 208 0 313 0z"><text:p/></draw:path><draw:path draw:style-name="gr144" draw:text-style-name="P10" svg:width="0.174cm" svg:height="0.287cm" svg:x="0.865cm" svg:y="0cm" svg:viewBox="0 0 175 288" svg:d="M137 145c0 5 0 10 0 13 0 98-43 118-67 118-8 0-30-2-42-15 19 0 21-13 21-20 0-12-9-19-19-19-6 0-19 5-19 20 0 29 23 46 59 46 54 0 105-58 105-147 0-112-48-141-86-141-23 0-43 7-61 26-18 20-28 38-28 69 0 51 37 92 85 92 25 0 42-18 52-42zM85 177c-7 0-26 0-39-26-8-14-8-36-8-56 0-23 0-42 9-58 12-21 27-26 42-26 20 0 33 14 41 32 4 15 7 41 7 60 0 35-15 74-52 74z"><text:p/></draw:path></draw:g></draw:g></text:span></text:p>
      <text:p text:style-name="P6"><text:span text:style-name="T1"><draw:g text:anchor-type="as-char" svg:y="-0.256cm" draw:z-index="2" draw:style-name="gr1"><svg:title>TexMaths</svg:title><svg:desc>12§display§-5\mapsto 25§svg§600§FALSE§</svg:desc><draw:g draw:style-name="gr2"><draw:path draw:style-name="gr145" draw:text-style-name="P9" svg:width="1.549cm" svg:height="0.243cm" svg:x="0.001cm" svg:y="0.022cm" svg:viewBox="0 0 1550 244" svg:d="M0 0c516 0 1034 0 1550 0 0 82 0 163 0 244-516 0-1034 0-1550 0 0-81 0-162 0-244z"><text:p/></draw:path><draw:path draw:style-name="gr146" draw:text-style-name="P10" svg:width="0.257cm" svg:height="0.016cm" svg:x="0.014cm" svg:y="0.166cm" svg:viewBox="0 0 258 17" svg:d="M243 17c7 0 15 0 15-9 0-8-8-8-15-8-76 0-153 0-229 0-7 0-14 0-14 8 0 9 7 9 14 9 76 0 153 0 229 0z"><text:p/></draw:path><draw:path draw:style-name="gr147" draw:text-style-name="P10" svg:width="0.167cm" svg:height="0.287cm" svg:x="0.329cm" svg:y="0cm" svg:viewBox="0 0 168 288" svg:d="M168 194c0-49-35-91-80-91-21 0-39 7-54 22 0-28 0-55 0-82 8 3 22 5 36 5 51 0 81-38 81-43 0-3-1-5-3-5s-3 0-4 1c-8 4-30 12-58 12-16 0-36-2-56-12-4-1-4-1-5-1-3 0-3 4-3 11 0 41 0 81 0 123 0 9 0 11 4 11s5 0 6-4c5-6 21-28 54-28 23 0 33 19 36 26 8 14 8 31 8 52 0 15 0 40-10 57s-25 28-46 28c-30 0-54-22-61-47 1 0 3 1 7 1 14 0 21-11 21-21s-7-21-21-21c-6 0-20 4-20 23 0 36 29 77 76 77 49 0 92-41 92-94z"><text:p/></draw:path><draw:path draw:style-name="gr148" draw:text-style-name="P10" svg:width="0.028cm" svg:height="0.154cm" svg:x="0.658cm" svg:y="0.097cm" svg:viewBox="0 0 29 155" svg:d="M18 86c2 0 11 0 11-8s-9-8-11-8c0-20 0-38 0-56 0-7-1-14-10-14-8 0-8 7-8 14 0 42 0 84 0 127 0 5 0 14 8 14 9 0 10-9 10-14 0-19 0-37 0-55z"><text:p/></draw:path><draw:path draw:style-name="gr149" draw:text-style-name="P10" svg:width="0.374cm" svg:height="0.217cm" svg:x="0.658cm" svg:y="0.065cm" svg:viewBox="0 0 375 218" svg:d="M329 119c-23 16-35 33-38 38-18 30-15 38-22 56 0 5 5 5 8 5 8 0 8-1 10-8 10-41 34-76 82-95 4-1 6-2 6-5s-3-5-4-5c-18-7-68-28-85-98-1-6-1-7-9-7-3 0-8 0-8 5 0 1 4 27 22 56 8 12 20 28 38 41-104 0-209 0-313 0-8 0-16 0-16 8 0 9 8 9 16 9 104 0 209 0 313 0z"><text:p/></draw:path><draw:path draw:style-name="gr150" draw:text-style-name="P10" svg:width="0.167cm" svg:height="0.277cm" svg:x="1.193cm" svg:y="0cm" svg:viewBox="0 0 168 278" svg:d="M32 246c16-15 30-29 46-43 65-58 90-80 90-121 0-48-37-82-89-82-48 0-79 38-79 76 0 23 22 23 23 23 7 0 21-4 21-22 0-11-7-22-21-22-4 0-5 0-6 1 9-27 32-43 56-43 39 0 57 34 57 69 0 33-21 65-44 91-27 30-54 60-81 89-5 5-5 6-5 16 53 0 104 0 157 0 4-24 8-48 11-73-3 0-6 0-9 0-3 13-6 31-10 38-4 3-31 3-40 3-25 0-51 0-77 0z"><text:p/></draw:path><draw:path draw:style-name="gr151" draw:text-style-name="P10" svg:width="0.167cm" svg:height="0.287cm" svg:x="1.405cm" svg:y="0cm" svg:viewBox="0 0 168 288" svg:d="M168 194c0-49-35-91-80-91-21 0-39 7-53 22 0-28 0-55 0-82 8 3 21 5 36 5 51 0 80-38 80-43 0-3-1-5-3-5s-2 0-4 1c-8 4-29 12-58 12-16 0-36-2-55-12-3-1-5-1-6-1-3 0-3 4-3 11 0 41 0 81 0 123 0 9 0 11 6 11 2 0 3 0 4-4 5-6 21-28 56-28 21 0 32 19 34 26 8 14 9 31 9 52 0 15 0 40-11 57-10 17-25 28-44 28-32 0-56-22-63-47 1 0 3 1 7 1 15 0 22-11 22-21s-7-21-22-21c-6 0-20 4-20 23 0 36 29 77 76 77 49 0 92-41 92-94z"><text:p/></draw:path></draw:g></draw:g></text:span></text:p>
      <text:p text:style-name="P6"><text:span text:style-name="T1"><draw:g text:anchor-type="as-char" svg:y="-0.288cm" draw:z-index="1" draw:style-name="gr1"><svg:title>TexMaths</svg:title><svg:desc>12§display§10 \mapsto 100§svg§600§FALSE§</svg:desc><draw:g draw:style-name="gr2"><draw:path draw:style-name="gr152" draw:text-style-name="P9" svg:width="1.647cm" svg:height="0.243cm" svg:x="0.001cm" svg:y="0.021cm" svg:viewBox="0 0 1648 244" svg:d="M0 0c550 0 1098 0 1648 0 0 82 0 163 0 244-550 0-1098 0-1648 0 0-81 0-162 0-244z"><text:p/></draw:path><draw:path draw:style-name="gr153" draw:text-style-name="P10" svg:width="0.138cm" svg:height="0.277cm" svg:x="0.016cm" svg:y="0cm" svg:viewBox="0 0 139 278" svg:d="M86 11c0-10 0-11-9-11-27 26-64 26-77 26 0 5 0 9 0 14 8 0 34 0 55-11 0 72 0 145 0 217 0 14-1 19-38 19-5 0-10 0-15 0 0 5 0 8 0 13 16-1 52-1 69-1s54 0 68 1c0-5 0-8 0-13-5 0-8 0-13 0-38 0-40-4-40-19 0-78 0-157 0-235z"><text:p/></draw:path><draw:path draw:style-name="gr154" draw:text-style-name="P10" svg:width="0.177cm" svg:height="0.287cm" svg:x="0.206cm" svg:y="0cm" svg:viewBox="0 0 178 288" svg:d="M178 145c0-34-3-67-17-98-19-40-54-47-72-47-25 0-55 11-73 50-14 29-16 61-16 95 0 30 2 68 19 101 18 33 49 42 70 42 23 0 55-9 73-49 13-29 16-62 16-94zM89 278c-17 0-41-10-49-50-5-25-5-64-5-88 0-26 0-55 3-76 9-51 40-54 51-54 14 0 42 7 49 49 5 22 5 55 5 81 0 30 0 59-5 87-6 39-30 51-49 51z"><text:p/></draw:path><draw:path draw:style-name="gr155" draw:text-style-name="P10" svg:width="0.028cm" svg:height="0.154cm" svg:x="0.541cm" svg:y="0.098cm" svg:viewBox="0 0 29 155" svg:d="M17 86c2 0 12 0 12-8s-10-8-12-8c0-20 0-38 0-56 0-7 0-14-9-14-8 0-8 7-8 14 0 42 0 84 0 127 0 5 0 14 8 14 9 0 9-9 9-14 0-19 0-37 0-55z"><text:p/></draw:path><draw:path draw:style-name="gr156" draw:text-style-name="P10" svg:width="0.374cm" svg:height="0.217cm" svg:x="0.541cm" svg:y="0.064cm" svg:viewBox="0 0 375 218" svg:d="M329 119c-24 16-35 33-38 38-20 30-16 38-23 56 0 5 6 5 8 5 7 0 9-1 10-8 9-41 35-76 83-95 4-1 6-2 6-5s-3-5-4-5c-18-7-70-28-85-98-1-6-3-7-10-7-2 0-8 0-8 5 0 1 3 27 21 56 9 12 21 28 40 41-105 0-209 0-313 0-9 0-16 0-16 8 0 9 7 9 16 9 104 0 208 0 313 0z"><text:p/></draw:path><draw:path draw:style-name="gr157" draw:text-style-name="P10" svg:width="0.137cm" svg:height="0.277cm" svg:x="1.093cm" svg:y="0cm" svg:viewBox="0 0 138 278" svg:d="M86 11c0-10 0-11-10-11-26 26-63 26-76 26 0 5 0 9 0 14 8 0 32 0 55-11 0 72 0 145 0 217 0 14-1 19-39 19-5 0-9 0-14 0 0 5 0 8 0 13 15-1 52-1 69-1s53 0 67 1c0-5 0-8 0-13-5 0-8 0-13 0-37 0-39-4-39-19 0-78 0-157 0-235z"><text:p/></draw:path><draw:path draw:style-name="gr158" draw:text-style-name="P10" svg:width="0.175cm" svg:height="0.287cm" svg:x="1.283cm" svg:y="0cm" svg:viewBox="0 0 176 288" svg:d="M176 145c0-34-1-67-16-98-20-40-54-47-71-47-25 0-57 11-73 50-15 29-16 61-16 95 0 30 1 68 18 101 19 33 49 42 70 42 22 0 55-9 73-49 14-29 15-62 15-94zM88 278c-16 0-41-10-48-50-5-25-5-64-5-88 0-26 0-55 3-76 8-51 40-54 50-54 14 0 42 7 50 49 4 22 4 55 4 81 0 30 0 59-5 87-6 39-30 51-49 51z"><text:p/></draw:path><draw:path draw:style-name="gr159" draw:text-style-name="P10" svg:width="0.177cm" svg:height="0.287cm" svg:x="1.493cm" svg:y="0cm" svg:viewBox="0 0 178 288" svg:d="M178 145c0-34-3-67-17-98-19-40-54-47-72-47-25 0-55 11-73 50-14 29-16 61-16 95 0 30 2 68 19 101 18 33 49 42 70 42 23 0 55-9 73-49 13-29 16-62 16-94zM89 278c-17 0-42-10-49-50-5-25-5-64-5-88 0-26 0-55 3-76 9-51 40-54 51-54 13 0 42 7 49 49 5 22 5 55 5 81 0 30 0 59-5 87-6 39-30 51-49 51z"><text:p/></draw:path></draw:g></draw:g></text:span></text:p>
      <text:p text:style-name="P6"><text:span text:style-name="T1"><draw:g text:anchor-type="as-char" svg:y="-0.372cm" draw:z-index="0" draw:style-name="gr1"><svg:title>TexMaths</svg:title><svg:desc>12§display§x\mapsto x^2§svg§600§FALSE§</svg:desc><draw:g draw:style-name="gr2"><draw:path draw:style-name="gr160" draw:text-style-name="P9" svg:width="1.241cm" svg:height="0.329cm" svg:x="0.01cm" svg:y="0.022cm" svg:viewBox="0 0 1242 330" svg:d="M621 330c-207 0-413 0-621 0 0-111 0-220 0-330 414 0 828 0 1242 0 0 110 0 219 0 330-207 0-414 0-621 0z"><text:p/></draw:path><draw:path draw:style-name="gr161" draw:text-style-name="P10" svg:width="0.209cm" svg:height="0.19cm" svg:x="0.001cm" svg:y="0.184cm" svg:viewBox="0 0 210 191" svg:d="M128 59c4-11 14-49 42-49 3 0 12 0 22 4-12 3-20 14-20 23 0 7 4 15 15 15 10 0 23-8 23-24 0-22-24-28-38-28-26 0-40 23-45 32-11-28-33-32-45-32-45 0-69 54-69 65 0 3 4 2 5 3 4 0 5 0 6-3 14-46 42-55 56-55 9 0 23 3 23 27 0 13-7 42-23 101-7 25-21 43-39 43-3 0-12 0-22-5 11-2 21-12 21-23 0-12-10-15-16-15-13 0-24 11-24 25 0 19 22 28 40 28 28 0 43-30 44-33 5 16 20 33 46 33 43 0 67-54 67-65 0-5-4-5-5-5-4 0-5 2-5 5-14 45-43 55-56 55-17 0-23-13-23-28 0-9 2-18 7-37s9-38 13-57z"><text:p/></draw:path><draw:path draw:style-name="gr162" draw:text-style-name="P10" svg:width="0.028cm" svg:height="0.156cm" svg:x="0.37cm" svg:y="0.186cm" svg:viewBox="0 0 29 157" svg:d="M17 86c2 0 12 0 12-8s-10-8-12-8c0-18 0-38 0-56 0-6 0-14-9-14-8 0-8 8-8 14 0 42 0 84 0 127 0 8 0 16 8 16 9 0 9-8 9-16 0-19 0-37 0-55z"><text:p/></draw:path><draw:path draw:style-name="gr163" draw:text-style-name="P10" svg:width="0.372cm" svg:height="0.217cm" svg:x="0.37cm" svg:y="0.155cm" svg:viewBox="0 0 373 218" svg:d="M328 117c-23 18-35 35-38 41-19 29-22 54-22 55 0 5 4 5 8 5 7 0 7-1 10-8 9-41 34-76 81-95 5-2 6-4 6-6 0-4-2-4-2-5-19-7-70-27-87-98-1-5-1-6-8-6-4 0-8 0-8 5 0 1 3 27 21 55 9 13 21 28 39 41-105 0-209 0-314 0-7 0-14 0-14 8s7 8 14 8c105 0 209 0 314 0z"><text:p/></draw:path><draw:path draw:style-name="gr164" draw:text-style-name="P10" svg:width="0.209cm" svg:height="0.19cm" svg:x="0.896cm" svg:y="0.184cm" svg:viewBox="0 0 210 191" svg:d="M128 59c3-11 12-49 42-49 3 0 12 0 22 4-12 3-20 14-20 23 0 7 4 15 15 15 10 0 23-8 23-24 0-22-25-28-40-28-24 0-38 23-43 32-11-28-33-32-45-32-45 0-69 54-69 65 0 3 4 2 5 3 4 0 5 0 6-3 14-46 42-55 56-55 9 0 23 3 23 27 0 13-7 42-23 101-7 25-21 43-39 43-4 0-13 0-22-5 11-2 19-12 19-23 0-12-8-15-14-15-13 0-24 11-24 25 0 19 22 28 40 28 27 0 43-30 44-33 5 16 20 33 46 33 43 0 67-54 67-65 0-5-4-5-5-5-4 0-5 2-6 5-13 45-42 55-55 55-17 0-24-13-24-28 0-9 2-18 7-37s10-38 14-57z"><text:p/></draw:path><draw:path draw:style-name="gr165" draw:text-style-name="P10" svg:width="0.13cm" svg:height="0.194cm" svg:x="1.143cm" svg:y="0.001cm" svg:viewBox="0 0 131 195" svg:d="M131 143c-4 0-7 0-11 0 0 6-4 22-7 26-3 1-25 1-29 1-18 0-37 0-55 0 31-27 42-35 60-49 21-17 42-36 42-63 0-36-31-58-70-58-36 0-61 26-61 53 0 15 13 17 16 17 7 0 15-5 15-16 0-6-2-16-17-16 9-21 29-27 44-27 28 0 44 23 44 47 0 25-18 45-28 56-24 23-46 47-70 71-4 2-4 2-4 10 41 0 80 0 121 0 4-18 6-36 10-52z"><text:p/></draw:path></draw:g></draw:g></text:span></text:p>
      <text:p text:style-name="P4"><text:span text:style-name="Strong_20_Emphasis"><text:span text:style-name="T2">Notation</text:span></text:span><text:span text:style-name="T2"><text:line-break/>Par une fonction </text:span><text:span text:style-name="T2"><draw:g text:anchor-type="as-char" svg:y="-0.298cm" draw:z-index="4" draw:style-name="gr1"><svg:title>TexMaths</svg:title><svg:desc>12§display§f§svg§600§FALSE§</svg:desc><draw:g draw:style-name="gr2"><draw:path draw:style-name="gr138" draw:text-style-name="P9" svg:width="0.187cm" svg:height="0.339cm" svg:x="0.001cm" svg:y="0.022cm" svg:viewBox="0 0 188 340" svg:d="M0 0c63 0 125 0 188 0 0 113 0 227 0 340-63 0-125 0-188 0 0-113 0-227 0-340z"><text:p/></draw:path><draw:path draw:style-name="gr139" draw:text-style-name="P10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2">, l’image d’un nombre </text:span><text:span text:style-name="T2"><draw:g text:anchor-type="as-char" svg:y="-0.189cm" draw:z-index="5" draw:style-name="gr1"><svg:title>TexMaths</svg:title><svg:desc>12§display§x§svg§600§FALSE§</svg:desc><draw:g draw:style-name="gr2"><draw:path draw:style-name="gr136" draw:text-style-name="P9" svg:width="0.176cm" svg:height="0.144cm" svg:x="0.01cm" svg:y="0.022cm" svg:viewBox="0 0 177 145" svg:d="M0 0c59 0 118 0 177 0 0 48 0 97 0 145-59 0-118 0-177 0 0-48 0-97 0-145z"><text:p/></draw:path><draw:path draw:style-name="gr137" draw:text-style-name="P10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2"><text:s/>est notée </text:span><text:span text:style-name="T2"><draw:g text:anchor-type="as-char" svg:y="-0.314cm" draw:z-index="6" draw:style-name="gr1"><svg:title>TexMaths</svg:title><svg:desc>12§display§f(x)§svg§600§FALSE§</svg:desc><draw:g draw:style-name="gr2"><draw:path draw:style-name="gr131" draw:text-style-name="P9" svg:width="0.732cm" svg:height="0.375cm" svg:x="0.001cm" svg:y="0.022cm" svg:viewBox="0 0 733 376" svg:d="M0 0c245 0 488 0 733 0 0 125 0 251 0 376-245 0-488 0-733 0 0-125 0-251 0-376z"><text:p/></draw:path><draw:path draw:style-name="gr132" draw:text-style-name="P10" svg:width="0.209cm" svg:height="0.38cm" svg:x="0.002cm" svg:y="0.019cm" svg:viewBox="0 0 210 381" svg:d="M132 129c12 0 24 0 36 0 8 0 12 0 12-10 0-4-4-4-11-4-12 0-24 0-35 0 3-16 5-32 9-48 2-9 8-38 11-44 3-7 10-15 19-15 2 0 13 0 20 9-18 1-23 15-23 23 0 9 9 14 16 14 12 0 24-10 24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133" draw:text-style-name="P10" svg:width="0.097cm" svg:height="0.419cm" svg:x="0.272cm" svg:y="0cm" svg:viewBox="0 0 98 420" svg:d="M98 415c0-2 0-2-7-9-53-53-66-132-66-196 0-73 16-146 67-199 6-5 6-5 6-7 0-3-2-4-4-4-4 0-42 29-68 82-20 47-26 93-26 128 0 32 5 83 28 130 26 52 62 80 66 80 2 0 4-2 4-5z"><text:p/></draw:path><draw:path draw:style-name="gr134" draw:text-style-name="P10" svg:width="0.209cm" svg:height="0.189cm" svg:x="0.405cm" svg:y="0.13cm" svg:viewBox="0 0 210 190" svg:d="M128 59c3-11 12-51 42-51 3 0 12 0 22 6-12 3-20 14-20 23 0 7 4 15 15 15 10 0 23-8 23-24 0-22-25-28-40-28-24 0-38 22-44 31-10-27-32-31-44-31-45 0-69 54-69 65 0 4 4 2 5 4 4 0 5-2 6-5 14-45 42-56 56-56 9 0 23 5 23 29 0 13-7 41-23 100-7 26-21 45-39 45-4 0-13 0-22-7 11-2 19-10 19-22 0-11-8-15-14-15-13 0-24 11-24 24 0 20 22 28 40 28 27 0 43-29 44-31 5 15 20 31 46 31 43 0 67-54 67-65 0-4-4-4-5-4-4 0-5 2-6 5-13 45-42 56-55 56-17 0-24-15-24-28 0-10 2-19 7-37 5-20 10-39 14-58z"><text:p/></draw:path><draw:path draw:style-name="gr135" draw:text-style-name="P10" svg:width="0.096cm" svg:height="0.419cm" svg:x="0.658cm" svg:y="0cm" svg:viewBox="0 0 97 420" svg:d="M97 210c0-32-5-84-27-131-26-51-62-79-66-79-3 0-4 1-4 4 0 2 0 2 7 10 42 41 66 109 66 196 0 71-15 145-68 199-5 4-5 4-5 6 0 3 1 5 4 5 4 0 42-29 67-82 21-47 26-94 26-128z"><text:p/></draw:path></draw:g></draw:g></text:span><text:span text:style-name="T2"><text:s/>(lire « f de x »).<text:line-break/>On note </text:span><text:span text:style-name="T2"><draw:g text:anchor-type="as-char" svg:y="-0.314cm" draw:z-index="7" draw:style-name="gr1"><svg:title>TexMaths</svg:title><svg:desc>12§display§f:x\mapsto f(x)§svg§600§FALSE§</svg:desc><draw:g draw:style-name="gr2"><draw:path draw:style-name="gr121" draw:text-style-name="P9" svg:width="2.233cm" svg:height="0.376cm" svg:x="0.001cm" svg:y="0.023cm" svg:viewBox="0 0 2234 377" svg:d="M1118 377c-373 0-745 0-1118 0 0-126 0-251 0-377 745 0 1489 0 2234 0 0 126 0 251 0 377-372 0-744 0-1116 0z"><text:p/></draw:path><draw:path draw:style-name="gr122" draw:text-style-name="P10" svg:width="0.209cm" svg:height="0.381cm" svg:x="0.002cm" svg:y="0.02cm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123" draw:text-style-name="P10" svg:width="0.043cm" svg:height="0.181cm" svg:x="0.385cm" svg:y="0.135cm" svg:viewBox="0 0 44 182" svg:d="M44 23c0-13-10-23-22-23-14 0-22 10-22 23 0 12 8 21 22 21 12 0 22-9 22-21zM44 160c0-13-10-23-22-23-14 0-22 10-22 23 0 12 8 22 22 22 12 0 22-10 22-22z"><text:p/></draw:path><draw:path draw:style-name="gr124" draw:text-style-name="P10" svg:width="0.209cm" svg:height="0.19cm" svg:x="0.595cm" svg:y="0.131cm" svg:viewBox="0 0 210 191" svg:d="M128 59c3-11 12-49 42-49 3 0 12 0 21 4-11 3-19 14-19 23 0 7 3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125" draw:text-style-name="P10" svg:width="0.028cm" svg:height="0.156cm" svg:x="0.963cm" svg:y="0.133cm" svg:viewBox="0 0 29 157" svg:d="M18 88c2 0 11 0 11-9s-9-9-11-9c0-18 0-36 0-54 0-8-1-16-10-16-8 0-8 8-8 16 0 42 0 84 0 126 0 7 0 15 8 15 9 0 10-8 10-15 0-18 0-36 0-54z"><text:p/></draw:path><draw:path draw:style-name="gr126" draw:text-style-name="P10" svg:width="0.373cm" svg:height="0.219cm" svg:x="0.963cm" svg:y="0.102cm" svg:viewBox="0 0 374 220" svg:d="M329 119c-23 17-35 35-37 40-20 29-23 55-23 56 0 5 5 5 8 5 7 0 7-1 10-8 9-41 33-77 81-97 5-1 6-2 6-4 0-4-1-4-2-5-19-7-70-29-86-100-2-5-2-6-9-6-3 0-8 0-8 5 0 1 3 27 21 55 9 13 21 28 39 41-105 0-209 0-313 0-8 0-16 0-16 10 0 8 8 8 16 8 104 0 208 0 313 0z"><text:p/></draw:path><draw:path draw:style-name="gr127" draw:text-style-name="P10" svg:width="0.209cm" svg:height="0.381cm" svg:x="1.501cm" svg:y="0.02cm" svg:viewBox="0 0 210 382" svg:d="M132 129c12 0 24 0 36 0 8 0 13 0 13-9 0-5-5-5-12-5-12 0-23 0-35 0 3-16 6-32 9-48 2-8 8-38 11-43 3-8 10-14 19-14 2 0 13 0 21 7-19 1-22 17-22 23 0 9 7 14 15 14 11 0 23-10 23-25 0-19-19-29-37-29-15 0-41 7-53 49-2 9-4 14-14 66-10 0-20 0-29 0s-13 0-13 9c0 5 4 5 12 5 9 0 18 0 27 0-11 55-20 109-31 164-7 41-14 80-36 80-2 0-13 0-20-8 19-1 22-16 22-22 0-10-7-15-15-15-11 0-23 10-23 25 0 20 18 29 36 29 23 0 40-25 47-41 13-26 24-77 24-80 8-43 17-88 25-132z"><text:p/></draw:path><draw:path draw:style-name="gr128" draw:text-style-name="P10" svg:width="0.096cm" svg:height="0.42cm" svg:x="1.772cm" svg:y="0.001cm" svg:viewBox="0 0 97 421" svg:d="M97 416c0-1 0-1-7-9-53-54-66-133-66-195 0-75 16-148 68-200 5-6 5-6 5-7 0-4-1-5-3-5-5 0-44 29-68 83-21 46-26 92-26 129 0 31 4 81 28 129 25 52 61 80 66 80 2 0 3-1 3-5z"><text:p/></draw:path><draw:path draw:style-name="gr129" draw:text-style-name="P10" svg:width="0.209cm" svg:height="0.19cm" svg:x="1.906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6-3-4 0-4 1-5 3-14 46-43 56-56 56-16 0-23-14-23-28 0-10 2-18 7-37 5-20 10-39 14-58z"><text:p/></draw:path><draw:path draw:style-name="gr130" draw:text-style-name="P10" svg:width="0.097cm" svg:height="0.42cm" svg:x="2.158cm" svg:y="0.001cm" svg:viewBox="0 0 98 421" svg:d="M98 212c0-34-4-85-27-133-25-51-63-79-66-79s-5 2-5 5c0 1 0 1 8 9 41 41 65 109 65 198 0 69-15 144-67 197-6 6-6 6-6 7 0 2 2 5 5 5s42-29 67-83c22-46 26-93 26-126z"><text:p/></draw:path></draw:g></draw:g></text:span><text:span text:style-name="T2">.</text:span></text:p>
      <text:p text:style-name="P5"><text:span text:style-name="Strong_20_Emphasis"><text:span text:style-name="T4">Exemple 1</text:span></text:span><text:span text:style-name="T4"><text:line-break/>Pour définir la fonction f qui, à tout nombre x, fait correspondre son carré, on note<text:line-break/></text:span><text:span text:style-name="T4"><draw:g text:anchor-type="as-char" svg:y="-0.369cm" draw:z-index="8" draw:style-name="gr1"><svg:title>TexMaths</svg:title><svg:desc>12§display§f:x\mapsto x^2§svg§600§FALSE§</svg:desc><draw:g draw:style-name="gr2"><draw:path draw:style-name="gr113" draw:text-style-name="P9" svg:width="1.844cm" svg:height="0.409cm" svg:x="0.001cm" svg:y="0.023cm" svg:viewBox="0 0 1845 410" svg:d="M922 410c-308 0-615 0-922 0 0-136 0-274 0-410 615 0 1230 0 1845 0 0 136 0 274 0 410-307 0-615 0-923 0z"><text:p/></draw:path><draw:path draw:style-name="gr114" draw:text-style-name="P10" svg:width="0.209cm" svg:height="0.379cm" svg:x="0.002cm" svg:y="0.074cm" svg:viewBox="0 0 210 380" svg:d="M132 128c12 0 24 0 36 0 8 0 13 0 13-8 0-5-5-5-12-5-12 0-23 0-35 0 4-17 6-32 10-48 1-10 7-38 10-44 3-7 10-15 20-15 1 0 12 0 20 9-19 1-22 15-22 22 0 10 7 15 15 15 11 0 23-10 23-25 0-19-19-29-36-29-14 0-42 7-54 49-2 8-4 13-14 66-10 0-20 0-29 0s-12 0-12 7c0 6 3 6 11 6 9 0 19 0 28 0-10 55-21 110-32 164-7 41-14 79-36 79-2 0-12 0-20-7 19-2 22-17 22-23 0-10-7-14-15-14-11 0-23 8-23 25 0 18 18 28 36 28 23 0 40-25 47-40 14-27 24-78 24-80 8-43 17-88 25-132z"><text:p/></draw:path><draw:path draw:style-name="gr115" draw:text-style-name="P10" svg:width="0.043cm" svg:height="0.18cm" svg:x="0.385cm" svg:y="0.189cm" svg:viewBox="0 0 44 181" svg:d="M44 22c0-12-10-22-22-22-14 0-22 8-22 22 0 11 8 22 22 22 12 0 22-9 22-22zM44 158c0-12-10-22-22-22-14 0-22 9-22 22 0 12 8 23 22 23 12 0 22-10 22-23z"><text:p/></draw:path><draw:path draw:style-name="gr116" draw:text-style-name="P10" svg:width="0.209cm" svg:height="0.189cm" svg:x="0.595cm" svg:y="0.183cm" svg:viewBox="0 0 210 190" svg:d="M128 59c3-11 12-49 42-49 3 0 12 0 21 4-11 3-19 14-19 23 0 7 3 14 15 14 10 0 23-7 23-23 0-22-25-28-40-28-24 0-39 23-44 32-11-28-32-32-46-32-43 0-67 54-67 65 0 3 4 3 5 3 4 0 5 0 6-3 14-46 42-55 56-55 8 0 23 3 23 27 0 13-7 42-23 101-7 25-21 43-40 43-3 0-12 0-21-5 10-3 19-12 19-23 0-12-9-15-15-15-12 0-23 10-23 25 0 19 20 27 40 27 27 0 43-30 44-32 5 15 20 32 46 32 43 0 67-54 67-64 0-5-4-5-5-5-4 0-5 2-6 5-13 45-42 55-56 55-16 0-23-14-23-28 0-9 2-18 7-37s10-38 14-57z"><text:p/></draw:path><draw:path draw:style-name="gr117" draw:text-style-name="P10" svg:width="0.028cm" svg:height="0.155cm" svg:x="0.962cm" svg:y="0.187cm" svg:viewBox="0 0 29 156" svg:d="M17 86c3 0 12 0 12-8 0-9-9-9-12-9 0-18 0-37 0-55 0-6 0-14-9-14-8 0-8 8-8 14 0 42 0 84 0 127 0 7 0 15 8 15 9 0 9-8 9-15 0-19 0-37 0-55z"><text:p/></draw:path><draw:path draw:style-name="gr118" draw:text-style-name="P10" svg:width="0.373cm" svg:height="0.218cm" svg:x="0.962cm" svg:y="0.155cm" svg:viewBox="0 0 374 219" svg:d="M329 117c-23 18-35 35-39 41-18 29-21 55-21 56 0 5 4 5 8 5 7 0 7-1 10-8 9-42 33-77 81-96 5-3 6-4 6-6 0-4-2-4-3-5-18-7-70-27-86-98-1-5-1-6-8-6-4 0-8 0-8 5 0 1 3 27 21 55 9 13 21 27 39 40-105 0-209 0-313 0-8 0-16 0-16 9 0 8 8 8 16 8 104 0 208 0 313 0z"><text:p/></draw:path><draw:path draw:style-name="gr119" draw:text-style-name="P10" svg:width="0.209cm" svg:height="0.189cm" svg:x="1.489cm" svg:y="0.183cm" svg:viewBox="0 0 210 190" svg:d="M128 59c3-11 12-49 42-49 3 0 12 0 22 4-12 3-20 14-20 23 0 7 4 14 15 14 10 0 23-7 23-23 0-22-25-28-40-28-24 0-38 23-44 32-10-28-32-32-46-32-43 0-67 54-67 65 0 3 4 3 5 3 4 0 5 0 6-3 14-46 42-55 56-55 8 0 23 3 23 27 0 13-7 42-23 101-7 25-21 43-40 43-3 0-12 0-21-5 11-3 19-12 19-23 0-12-8-15-15-15-12 0-23 10-23 25 0 19 22 27 40 27 27 0 43-30 44-32 5 15 20 32 46 32 43 0 67-54 67-64 0-5-4-5-5-5-4 0-5 2-6 5-13 45-42 55-55 55-17 0-24-14-24-28 0-9 2-18 7-37s10-38 14-57z"><text:p/></draw:path><draw:path draw:style-name="gr120" draw:text-style-name="P10" svg:width="0.13cm" svg:height="0.194cm" svg:x="1.737cm" svg:y="0.001cm" svg:viewBox="0 0 131 195" svg:d="M131 141c-4 0-7 0-11 0 0 7-4 24-7 28-3 1-25 1-29 1-18 0-37 0-55 0 31-28 42-35 60-49 21-17 42-36 42-64 0-35-31-57-70-57-36 0-61 26-61 53 0 15 13 16 16 16 7 0 15-4 15-15 0-6-2-16-17-16 9-21 29-27 44-27 28 0 44 22 44 46 0 26-18 46-28 57-24 22-46 46-70 70-4 3-4 3-4 11 41 0 80 0 121 0 4-18 6-36 10-54z"><text:p/></draw:path></draw:g></draw:g></text:span><text:span text:style-name="T4">.<text:line-break/>On peut aussi définir cette fonction en écrivant l’égalité </text:span><text:span text:style-name="T5"><draw:g text:anchor-type="as-char" svg:y="-0.369cm" draw:z-index="9" draw:style-name="gr1"><svg:title>TexMaths</svg:title><svg:desc>12§display§f(x) = x^2§svg§600§FALSE§</svg:desc><draw:g draw:style-name="gr2"><draw:path draw:style-name="gr105" draw:text-style-name="P9" svg:width="1.727cm" svg:height="0.43cm" svg:x="0.001cm" svg:y="0.023cm" svg:viewBox="0 0 1728 431" svg:d="M864 431c-288 0-576 0-864 0 0-144 0-287 0-431 576 0 1152 0 1728 0 0 144 0 287 0 431-288 0-576 0-864 0z"><text:p/></draw:path><draw:path draw:style-name="gr106" draw:text-style-name="P10" svg:width="0.209cm" svg:height="0.381cm" svg:x="0.002cm" svg:y="0.074cm" svg:viewBox="0 0 210 382" svg:d="M132 128c12 0 24 0 36 0 8 0 13 0 13-8 0-5-5-5-12-5-12 0-23 0-35 0 4-17 6-32 10-48 1-8 7-38 10-44 3-7 10-13 20-13 1 0 12 0 20 7-19 1-22 15-22 23 0 9 7 14 15 14 11 0 23-10 23-25 0-19-19-29-36-29-14 0-42 7-54 49-2 9-4 13-14 66-10 0-20 0-29 0s-12 0-12 9c0 4 3 4 11 4 9 0 19 0 28 0-10 56-21 111-32 165-7 41-14 79-36 79-2 0-13 0-20-7 19-1 22-17 22-23 0-9-7-14-15-14-11 0-23 8-23 25 0 19 18 29 36 29 23 0 40-25 47-41 14-26 24-78 24-80 8-44 17-88 25-133z"><text:p/></draw:path><draw:path draw:style-name="gr107" draw:text-style-name="P10" svg:width="0.096cm" svg:height="0.419cm" svg:x="0.273cm" svg:y="0.055cm" svg:viewBox="0 0 97 420" svg:d="M97 416c0-2 0-2-7-9-53-54-66-133-66-197 0-73 16-146 68-199 5-5 5-5 5-6 0-4-1-5-3-5-5 0-42 29-68 82-21 46-26 93-26 128 0 34 5 83 28 131 25 52 61 79 66 79 2 0 3-1 3-4z"><text:p/></draw:path><draw:path draw:style-name="gr108" draw:text-style-name="P10" svg:width="0.209cm" svg:height="0.19cm" svg:x="0.408cm" svg:y="0.184cm" svg:viewBox="0 0 210 191" svg:d="M128 59c3-11 12-49 42-49 2 0 12 0 21 4-12 3-21 14-21 23 0 7 5 16 17 16 9 0 23-9 23-25 0-22-25-28-40-28-24 0-39 23-44 32-11-27-34-32-46-32-43 0-67 54-67 65 0 5 4 5 5 5 4 0 5-2 5-5 14-45 42-55 56-55 9 0 23 3 23 27 0 13-7 42-23 101-6 27-21 43-39 43-3 0-12 0-22-4 11-3 20-11 20-23s-9-16-15-16c-13 0-23 12-23 25 0 20 20 28 40 28 27 0 43-30 44-32 5 15 19 32 44 32 45 0 69-54 69-65 0-5-4-5-6-5-4 0-4 3-5 5-14 46-43 55-56 55-17 0-23-13-23-27 0-10 2-18 7-38 5-19 10-38 14-57z"><text:p/></draw:path><draw:path draw:style-name="gr109" draw:text-style-name="P10" svg:width="0.097cm" svg:height="0.419cm" svg:x="0.66cm" svg:y="0.055cm" svg:viewBox="0 0 98 420" svg:d="M98 210c0-32-4-83-28-131-26-51-62-79-65-79s-5 1-5 5c0 1 0 1 8 9 41 41 65 108 65 196 0 71-15 145-67 198-6 6-6 6-6 8s2 4 5 4 42-29 67-83c20-45 26-91 26-127z"><text:p/></draw:path><draw:path draw:style-name="gr110" draw:text-style-name="P10" svg:width="0.279cm" svg:height="0.097cm" svg:x="0.939cm" svg:y="0.215cm" svg:viewBox="0 0 280 98" svg:d="M266 17c6 0 14 0 14-9 0-8-8-8-14-8-84 0-168 0-252 0-6 0-14 0-14 8 0 9 8 9 14 9 84 0 168 0 252 0zM266 98c6 0 14 0 14-8s-8-8-14-8c-84 0-168 0-252 0-6 0-14 0-14 8s8 8 14 8c84 0 168 0 252 0z"><text:p/></draw:path><draw:path draw:style-name="gr111" draw:text-style-name="P10" svg:width="0.209cm" svg:height="0.19cm" svg:x="1.372cm" svg:y="0.184cm" svg:viewBox="0 0 210 191" svg:d="M128 59c3-11 12-49 42-49 3 0 12 0 22 4-12 3-20 14-20 23 0 7 4 16 15 16 10 0 23-9 23-25 0-22-25-28-40-28-24 0-38 23-44 32-10-27-32-32-44-32-45 0-69 54-69 65 0 5 4 3 5 5 4 0 5-2 6-5 14-45 42-55 56-55 9 0 23 3 23 27 0 13-7 42-23 101-7 27-21 43-40 43-3 0-12 0-21-4 11-3 19-11 19-23s-8-16-15-16c-12 0-23 12-23 25 0 20 22 28 40 28 27 0 43-30 44-32 5 15 20 32 46 32 43 0 67-54 67-65 0-5-4-5-5-5-4 0-5 3-6 5-13 46-42 55-55 55-17 0-24-13-24-27 0-10 2-18 7-38 5-19 10-38 14-57z"><text:p/></draw:path><draw:path draw:style-name="gr112" draw:text-style-name="P10" svg:width="0.13cm" svg:height="0.195cm" svg:x="1.619cm" svg:y="0.001cm" svg:viewBox="0 0 131 196" svg:d="M131 143c-4 0-7 0-11 0 0 6-4 23-7 26-3 2-25 2-29 2-18 0-37 0-55 0 31-27 42-35 60-50 21-17 42-36 42-63 0-36-31-58-70-58-36 0-61 26-61 53 0 15 13 17 16 17 7 0 15-5 15-16 0-6-2-16-17-16 9-21 29-27 44-27 28 0 44 23 44 47 0 25-18 45-28 56-24 23-46 47-70 71-4 2-4 2-4 11 41 0 80 0 121 0 4-18 6-36 10-53z"><text:p/></draw:path></draw:g></draw:g></text:span><text:span text:style-name="T4">, qui peut se traduire par « l’image de x par la fonction </text:span><text:span text:style-name="T4"><draw:g text:anchor-type="as-char" svg:y="-0.298cm" draw:z-index="10" draw:style-name="gr1"><svg:title>TexMaths</svg:title><svg:desc>12§display§f§svg§600§FALSE§</svg:desc><draw:g draw:style-name="gr2"><draw:path draw:style-name="gr103" draw:text-style-name="P9" svg:width="0.187cm" svg:height="0.339cm" svg:x="0.001cm" svg:y="0.022cm" svg:viewBox="0 0 188 340" svg:d="M0 0c63 0 125 0 188 0 0 113 0 227 0 340-63 0-125 0-188 0 0-113 0-227 0-340z"><text:p/></draw:path><draw:path draw:style-name="gr104" draw:text-style-name="P10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text:span text:style-name="T4"><text:s/>est égale à </text:span><text:span text:style-name="T4"><draw:g text:anchor-type="as-char" svg:y="-0.372cm" draw:z-index="11" draw:style-name="gr1"><svg:title>TexMaths</svg:title><svg:desc>12§display§x^2§svg§600§FALSE§</svg:desc><draw:g draw:style-name="gr2"><draw:path draw:style-name="gr100" draw:text-style-name="P9" svg:width="0.345cm" svg:height="0.329cm" svg:x="0.01cm" svg:y="0.022cm" svg:viewBox="0 0 346 330" svg:d="M174 330c-59 0-116 0-174 0 0-111 0-220 0-330 115 0 231 0 346 0 0 110 0 219 0 330-57 0-115 0-172 0z"><text:p/></draw:path><draw:path draw:style-name="gr101" draw:text-style-name="P10" svg:width="0.209cm" svg:height="0.19cm" svg:x="0.001cm" svg:y="0.184cm" svg:viewBox="0 0 210 191" svg:d="M129 59c3-11 13-49 42-49 2 0 12 0 21 4-12 3-20 14-20 23 0 7 5 15 16 15 9 0 22-8 22-24 0-22-25-28-39-28-24 0-39 23-44 32-10-28-33-32-45-32-45 0-69 54-69 65 0 3 4 2 5 3 4 0 5 0 6-3 14-46 42-55 57-55 8 0 22 3 22 27 0 13-7 42-22 101-8 25-22 43-40 43-3 0-12 0-22-5 11-2 21-12 21-23 0-12-10-15-16-15-13 0-24 11-24 25 0 19 22 28 40 28 29 0 43-30 44-33 5 16 21 33 46 33 43 0 67-54 67-65 0-5-3-5-5-5-3 0-4 2-6 5-13 45-42 55-55 55-17 0-23-13-23-28 0-9 3-18 6-37 5-19 10-38 15-57z"><text:p/></draw:path><draw:path draw:style-name="gr102" draw:text-style-name="P10" svg:width="0.13cm" svg:height="0.194cm" svg:x="0.247cm" svg:y="0.001cm" svg:viewBox="0 0 131 195" svg:d="M131 143c-4 0-7 0-11 0 0 6-3 22-7 26-2 1-25 1-29 1-18 0-36 0-54 0 30-27 41-35 59-49 22-17 42-36 42-63 0-36-31-58-70-58-36 0-61 26-61 53 0 15 13 17 16 17 7 0 15-5 15-16 0-6-1-16-17-16 9-21 29-27 44-27 29 0 44 23 44 47 0 25-18 45-27 56-25 23-47 47-71 71-4 2-4 2-4 10 41 0 81 0 121 0 3-18 6-36 10-52z"><text:p/></draw:path></draw:g></draw:g></text:span><text:span text:style-name="T4"><text:s/>».</text:span></text:p>
      <text:p text:style-name="P7">L’image de 3 par la fonction <draw:g text:anchor-type="as-char" svg:y="-0.298cm" draw:z-index="12" draw:style-name="gr1"><svg:title>TexMaths</svg:title><svg:desc>12§display§f§svg§600§FALSE§</svg:desc><draw:g draw:style-name="gr2"><draw:path draw:style-name="gr98" draw:text-style-name="P9" svg:width="0.187cm" svg:height="0.339cm" svg:x="0.001cm" svg:y="0.022cm" svg:viewBox="0 0 188 340" svg:d="M0 0c63 0 125 0 188 0 0 113 0 227 0 340-63 0-125 0-188 0 0-113 0-227 0-340z"><text:p/></draw:path><draw:path draw:style-name="gr99" draw:text-style-name="P10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text:s/>est égale à 9.<text:line-break/>On note <draw:g text:anchor-type="as-char" svg:y="-0.314cm" draw:z-index="13" draw:style-name="gr1"><svg:title>TexMaths</svg:title><svg:desc>12§display§f(3)=9§svg§600§FALSE§</svg:desc><draw:g draw:style-name="gr2"><draw:path draw:style-name="gr91" draw:text-style-name="P9" svg:width="1.501cm" svg:height="0.376cm" svg:x="0.001cm" svg:y="0.023cm" svg:viewBox="0 0 1502 377" svg:d="M751 377c-250 0-500 0-751 0 0-126 0-251 0-377 501 0 1001 0 1502 0 0 126 0 251 0 377-250 0-501 0-751 0z"><text:p/></draw:path><draw:path draw:style-name="gr92" draw:text-style-name="P10" svg:width="0.209cm" svg:height="0.381cm" svg:x="0.002cm" svg:y="0.02cm" svg:viewBox="0 0 210 382" svg:d="M132 129c12 0 24 0 36 0 8 0 13 0 13-9 0-5-5-5-12-5-12 0-23 0-35 0 4-16 6-32 10-48 1-8 7-38 10-43 3-8 10-14 20-14 1 0 12 0 20 7-19 1-22 17-22 23 0 9 7 14 15 14 11 0 23-10 23-25 0-19-19-29-36-29-14 0-42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93" draw:text-style-name="P10" svg:width="0.096cm" svg:height="0.42cm" svg:x="0.273cm" svg:y="0.001cm" svg:viewBox="0 0 97 421" svg:d="M97 416c0-1 0-1-7-9-53-54-66-133-66-197 0-73 17-146 68-198 5-6 5-6 5-7 0-4-1-5-3-5-5 0-42 29-68 83-21 46-26 92-26 127 0 33 5 83 28 131 25 52 61 80 66 80 2 0 3-1 3-5z"><text:p/></draw:path><draw:path draw:style-name="gr94" draw:text-style-name="P10" svg:width="0.174cm" svg:height="0.287cm" svg:x="0.413cm" svg:y="0.037cm" svg:viewBox="0 0 175 288" svg:d="M104 132c35-12 60-41 60-74 0-35-37-58-78-58-42 0-74 25-74 56 0 15 10 23 22 23 13 0 21-9 21-21 0-22-20-22-26-22 13-20 41-26 56-26 17 0 40 9 40 48 0 5 0 29-11 48-13 19-28 21-38 21-4 0-14 2-16 2-4 0-7 1-7 4 0 5 3 5 11 5 6 0 12 0 18 0 34 0 50 29 50 70 0 56-29 68-48 68-18 0-49-7-64-32 15 2 28-7 28-22s-12-24-24-24c-10 0-24 6-24 26 0 37 40 64 85 64 52 0 90-38 90-80 0-35-26-67-71-76z"><text:p/></draw:path><draw:path draw:style-name="gr95" draw:text-style-name="P10" svg:width="0.097cm" svg:height="0.42cm" svg:x="0.63cm" svg:y="0.001cm" svg:viewBox="0 0 98 421" svg:d="M98 210c0-32-4-83-27-131-25-51-63-79-66-79s-5 2-5 5c0 1 0 1 8 9 41 41 65 109 65 196 0 71-15 146-67 199-6 6-6 6-6 7 0 2 2 5 5 5s42-29 67-83c22-46 26-93 26-128z"><text:p/></draw:path><draw:path draw:style-name="gr96" draw:text-style-name="P10" svg:width="0.28cm" svg:height="0.099cm" svg:x="0.909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97" draw:text-style-name="P10" svg:width="0.174cm" svg:height="0.287cm" svg:x="1.349cm" svg:y="0.037cm" svg:viewBox="0 0 175 288" svg:d="M137 147c0 3 0 8 0 13 0 97-43 116-69 116-7 0-30-1-40-15 18 0 21-12 21-19 0-14-9-18-19-18-7 0-19 3-19 19 0 27 23 45 59 45 54 0 105-57 105-146 0-114-49-142-86-142-23 0-43 7-63 26-16 20-26 37-26 69 0 52 37 94 84 94 26 0 43-18 53-42zM85 179c-7 0-26 0-39-26-8-16-8-38-8-58 0-23 0-43 9-58 11-21 27-27 42-27 19 0 33 14 41 33 4 13 6 40 6 60 0 35-14 76-51 76z"><text:p/></draw:path></draw:g></draw:g>.<text:line-break/>L’image de −2 par la fonction f est égale à 4.<text:line-break/>On note <draw:g text:anchor-type="as-char" svg:y="-0.314cm" draw:z-index="14" draw:style-name="gr1"><svg:title>TexMaths</svg:title><svg:desc>12§display§f(−2)=4§svg§600§FALSE§</svg:desc><draw:g draw:style-name="gr2"><draw:path draw:style-name="gr84" draw:text-style-name="P9" svg:width="1.507cm" svg:height="0.376cm" svg:x="0.001cm" svg:y="0.023cm" svg:viewBox="0 0 1508 377" svg:d="M755 377c-252 0-503 0-755 0 0-126 0-251 0-377 503 0 1005 0 1508 0 0 126 0 251 0 377-251 0-502 0-753 0z"><text:p/></draw:path><draw:path draw:style-name="gr85" draw:text-style-name="P10" svg:width="0.209cm" svg:height="0.381cm" svg:x="0.002cm" svg:y="0.02cm" svg:viewBox="0 0 210 382" svg:d="M132 129c12 0 24 0 36 0 9 0 13 0 13-9 0-5-4-5-12-5-12 0-22 0-35 0 4-16 6-32 10-48 1-8 7-38 10-43 3-8 11-14 20-14 1 0 12 0 21 7-20 1-23 17-23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86" draw:text-style-name="P10" svg:width="0.096cm" svg:height="0.42cm" svg:x="0.273cm" svg:y="0.001cm" svg:viewBox="0 0 97 421" svg:d="M97 416c0-1 0-1-7-9-53-54-66-133-66-197 0-73 17-146 68-198 5-6 5-6 5-7 0-4-1-5-3-5-5 0-42 29-68 83-21 46-26 92-26 127 0 33 5 83 28 131 25 52 61 80 66 80 2 0 3-1 3-5z"><text:p/></draw:path><draw:path draw:style-name="gr87" draw:text-style-name="P10" svg:width="0.167cm" svg:height="0.278cm" svg:x="0.416cm" svg:y="0.037cm" svg:viewBox="0 0 168 279" svg:d="M32 246c16-14 30-27 46-42 65-57 90-80 90-122 0-48-37-82-89-82-48 0-79 38-79 76 0 24 22 24 23 24 7 0 21-5 21-23 0-11-7-22-22-22-3 0-4 0-5 0 9-27 32-42 56-42 39 0 57 34 57 69 0 33-21 66-44 92-27 30-54 59-81 89-5 5-5 6-5 16 53 0 104 0 157 0 4-24 8-48 11-72-3 0-6 0-9 0-3 13-6 30-10 36-4 3-31 3-41 3-25 0-50 0-76 0z"><text:p/></draw:path><draw:path draw:style-name="gr88" draw:text-style-name="P10" svg:width="0.097cm" svg:height="0.42cm" svg:x="0.63cm" svg:y="0.001cm" svg:viewBox="0 0 98 421" svg:d="M98 210c0-32-4-83-27-131-25-51-63-79-66-79s-5 2-5 5c0 1 0 1 8 9 41 41 65 109 65 196 0 71-15 146-67 199-6 6-6 6-6 7 0 2 2 5 5 5s42-29 67-83c22-46 26-93 26-128z"><text:p/></draw:path><draw:path draw:style-name="gr89" draw:text-style-name="P10" svg:width="0.28cm" svg:height="0.099cm" svg:x="0.91cm" svg:y="0.162cm" svg:viewBox="0 0 281 100" svg:d="M267 18c6 0 14-1 14-10 0-8-8-8-14-8-84 0-169 0-253 0-6 0-14 0-14 8 0 9 8 10 14 10 84 0 169 0 253 0zM267 100c6 0 14 0 14-9s-8-9-14-9c-84 0-169 0-253 0-6 0-14 0-14 9s8 9 14 9c84 0 169 0 253 0z"><text:p/></draw:path><draw:path draw:style-name="gr90" draw:text-style-name="P10" svg:width="0.186cm" svg:height="0.283cm" svg:x="1.343cm" svg:y="0.032cm" svg:viewBox="0 0 187 284" svg:d="M113 215c0 12 0 24 0 36 0 15-1 19-33 19-2 0-6 0-8 0 0 5 0 10 0 14 17-2 38-2 56-2 19 0 40 0 58 2 0-4 0-9 0-14-3 0-6 0-9 0-32 0-32-4-32-19 0-12 0-24 0-36 15 0 28 0 42 0 0-5 0-9 0-13-14 0-27 0-42 0 0-64 0-127 0-191 0-9 0-11-7-11-4 0-5 0-8 5-44 66-87 131-130 197 0 4 0 8 0 13 37 0 76 0 113 0zM115 202c-35 0-68 0-103 0 35-53 68-105 103-156 0 51 0 103 0 156z"><text:p/></draw:path></draw:g></draw:g>.</text:p>
      <text:p text:style-name="P5"><text:span text:style-name="Strong_20_Emphasis"><text:span text:style-name="T4">Exemple 2</text:span></text:span><text:span text:style-name="T4"><text:line-break/>Pour définir la fonction </text:span><text:span text:style-name="T4"><draw:g text:anchor-type="as-char" svg:y="-0.187cm" draw:z-index="15" draw:style-name="gr1"><svg:title>TexMaths</svg:title><svg:desc>12§display§g§svg§600§FALSE§</svg:desc><draw:g draw:style-name="gr2"><draw:path draw:style-name="gr82" draw:text-style-name="P9" svg:width="0.154cm" svg:height="0.228cm" svg:x="0.016cm" svg:y="0.023cm" svg:viewBox="0 0 155 229" svg:d="M78 229c-26 0-52 0-78 0 0-76 0-153 0-229 52 0 103 0 155 0 0 76 0 153 0 229-25 0-52 0-77 0z"><text:p/></draw:path><draw:path draw:style-name="gr83" draw:text-style-name="P10" svg:width="0.191cm" svg:height="0.271cm" svg:x="0.001cm" svg:y="0.001cm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</draw:g></text:span><text:span text:style-name="T4"><text:s/>qui, à tout nombre </text:span><text:span text:style-name="T4"><draw:g text:anchor-type="as-char" svg:y="-0.189cm" draw:z-index="17" draw:style-name="gr1"><svg:title>TexMaths</svg:title><svg:desc>12§display§x§svg§600§FALSE§</svg:desc><draw:g draw:style-name="gr2"><draw:path draw:style-name="gr75" draw:text-style-name="P9" svg:width="0.176cm" svg:height="0.144cm" svg:x="0.01cm" svg:y="0.022cm" svg:viewBox="0 0 177 145" svg:d="M0 0c59 0 118 0 177 0 0 48 0 97 0 145-59 0-118 0-177 0 0-48 0-97 0-145z"><text:p/></draw:path><draw:path draw:style-name="gr76" draw:text-style-name="P10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4">, fait correspondre le nombre </text:span><text:span text:style-name="T6"><draw:g text:anchor-type="as-char" svg:y="-0.256cm" draw:z-index="16" draw:style-name="gr1"><svg:title>TexMaths</svg:title><svg:desc>12§display§3x-1§svg§600§FALSE§</svg:desc><draw:g draw:style-name="gr2"><draw:path draw:style-name="gr77" draw:text-style-name="P9" svg:width="1.097cm" svg:height="0.243cm" svg:x="0.004cm" svg:y="0.022cm" svg:viewBox="0 0 1098 244" svg:d="M0 0c366 0 732 0 1098 0 0 82 0 163 0 244-366 0-732 0-1098 0 0-81 0-162 0-244z"><text:p/></draw:path><draw:path draw:style-name="gr78" draw:text-style-name="P10" svg:width="0.173cm" svg:height="0.287cm" svg:x="0.001cm" svg:y="0cm" svg:viewBox="0 0 174 288" svg:d="M104 132c35-11 59-41 59-74 0-34-37-58-78-58-42 0-74 25-74 58 0 13 9 21 21 21 14 0 22-9 22-21 0-22-19-22-26-22 13-20 40-25 56-25 17 0 41 8 41 47 0 4-1 29-12 47-13 21-28 22-37 22-4 0-15 1-17 1-4 1-6 1-6 5 0 5 2 5 9 5 6 0 12 0 18 0 35 0 51 27 51 68 0 58-29 70-47 70-19 0-50-8-65-31 15 1 28-8 28-24 0-15-11-23-24-23-10 0-23 6-23 24 0 38 38 66 85 66 51 0 89-39 89-82 0-33-26-66-70-74z"><text:p/></draw:path><draw:path draw:style-name="gr79" draw:text-style-name="P10" svg:width="0.208cm" svg:height="0.188cm" svg:x="0.206cm" svg:y="0.093cm" svg:viewBox="0 0 209 189" svg:d="M128 60c3-12 12-50 41-50 3 0 13 0 22 6-12 1-21 12-21 22 0 6 5 15 16 15 10 0 23-7 23-24 0-23-24-29-39-29-25 0-39 23-44 32-11-27-34-32-46-32-43 0-67 55-67 65 0 5 4 5 5 5 4 0 5-2 5-5 14-45 42-55 56-55 9 0 23 3 23 28 0 14-7 41-23 100-6 25-21 42-39 42-3 0-12 0-22-5 11-2 20-11 20-23 0-9-9-13-15-13-13 0-23 10-23 23 0 19 20 27 40 27 27 0 42-28 43-31 6 15 20 31 45 31 45 0 69-52 69-63 0-4-5-4-6-4-4 0-5 1-5 5-14 43-43 53-56 53-17 0-23-13-23-28 0-7 2-17 7-36s10-38 14-56z"><text:p/></draw:path><draw:path draw:style-name="gr80" draw:text-style-name="P10" svg:width="0.257cm" svg:height="0.016cm" svg:x="0.561cm" svg:y="0.166cm" svg:viewBox="0 0 258 17" svg:d="M242 17c8 0 16 0 16-9 0-8-8-8-16-8-75 0-152 0-228 0-7 0-14 0-14 8 0 9 7 9 14 9 76 0 153 0 228 0z"><text:p/></draw:path><draw:path draw:style-name="gr81" draw:text-style-name="P10" svg:width="0.138cm" svg:height="0.277cm" svg:x="0.985cm" svg:y="0cm" svg:viewBox="0 0 139 278" svg:d="M86 11c0-10 0-11-9-11-27 26-64 26-77 26 0 5 0 9 0 14 8 0 34 0 55-11 0 72 0 145 0 217 0 14-1 19-38 19-5 0-10 0-15 0 0 5 0 8 0 13 16-1 52-1 69-1s54 0 68 1c0-5 0-8 0-13-5 0-8 0-13 0-38 0-40-4-40-19 0-78 0-157 0-235z"><text:p/></draw:path></draw:g></draw:g></text:span><text:span text:style-name="T4">, on note </text:span><text:span text:style-name="T4"><draw:g text:anchor-type="as-char" svg:y="-0.28cm" draw:z-index="18" draw:style-name="gr1"><svg:title>TexMaths</svg:title><svg:desc>12§display§g:x\mapsto 3x-1§svg§600§FALSE§</svg:desc><draw:g draw:style-name="gr2"><draw:path draw:style-name="gr65" draw:text-style-name="P9" svg:width="2.564cm" svg:height="0.321cm" svg:x="0.016cm" svg:y="0.023cm" svg:viewBox="0 0 2565 322" svg:d="M1283 322c-428 0-856 0-1283 0 0-108 0-214 0-322 855 0 1710 0 2565 0 0 108 0 214 0 322-428 0-855 0-1282 0z"><text:p/></draw:path><draw:path draw:style-name="gr66" draw:text-style-name="P10" svg:width="0.193cm" svg:height="0.27cm" svg:x="0.001cm" svg:y="0.095cm" svg:viewBox="0 0 194 271" svg:d="M193 28c0-4 1-5 1-9 0-7-4-11-12-11-4 0-15 3-18 18-7-15-21-26-38-26-49 0-101 59-101 119 0 41 25 67 57 67 24 0 44-21 48-24h1c-10 37-15 52-15 54-1 3-15 45-60 45-8 0-22 0-34-3 13-5 18-16 18-23 0-6-5-15-17-15-9 0-23 8-23 24 0 18 16 27 56 27 53 0 83-34 90-59 16-61 32-123 47-184zM138 132c-2 11-12 21-22 30-8 7-21 14-33 14-22 0-28-22-28-38 0-21 12-70 23-91 12-21 30-37 48-37 28 0 34 33 34 36 0 1-2 4-2 5-7 27-13 53-20 81z"><text:p/></draw:path><draw:path draw:style-name="gr67" draw:text-style-name="P10" svg:width="0.043cm" svg:height="0.18cm" svg:x="0.364cm" svg:y="0.101cm" svg:viewBox="0 0 44 181" svg:d="M44 22c0-12-9-22-21-22s-23 10-23 22 11 22 23 22 21-10 21-22zM44 158c0-12-9-21-21-21s-23 9-23 21 11 23 23 23 21-11 21-23z"><text:p/></draw:path><draw:path draw:style-name="gr68" draw:text-style-name="P10" svg:width="0.209cm" svg:height="0.189cm" svg:x="0.575cm" svg:y="0.095cm" svg:viewBox="0 0 210 190" svg:d="M130 59c2-11 12-49 40-49 3 0 14 0 22 4-12 3-20 14-20 23 0 7 4 14 15 14 10 0 23-7 23-23 0-22-24-28-38-28-26 0-40 22-45 31-11-27-33-31-45-31-45 0-69 54-69 65 0 3 5 3 6 3 3 0 4 0 5-5 14-44 42-53 56-53 9 0 23 3 23 27 0 13-7 41-23 101-6 25-21 43-39 43-3 0-12 0-22-6 11-1 21-11 21-22 0-12-10-15-16-15-13 0-24 11-24 25 0 19 22 27 40 27 28 0 43-30 44-32 6 16 20 32 46 32 43 0 68-55 68-64 0-5-5-5-6-5-4 0-5 2-5 5-14 45-43 55-56 55-17 0-23-13-23-28 0-9 2-19 7-37 5-19 10-38 15-57z"><text:p/></draw:path><draw:path draw:style-name="gr69" draw:text-style-name="P10" svg:width="0.028cm" svg:height="0.155cm" svg:x="0.944cm" svg:y="0.097cm" svg:viewBox="0 0 29 156" svg:d="M17 86c2 0 12 0 12-8 0-9-10-9-12-9 0-17 0-37 0-55 0-6 0-14-9-14-8 0-8 8-8 14 0 42 0 84 0 127 0 8 0 15 8 15 9 0 9-7 9-15 0-19 0-37 0-55z"><text:p/></draw:path><draw:path draw:style-name="gr70" draw:text-style-name="P10" svg:width="0.373cm" svg:height="0.217cm" svg:x="0.944cm" svg:y="0.066cm" svg:viewBox="0 0 374 218" svg:d="M329 117c-24 18-35 35-39 41-19 29-22 54-22 55 0 5 6 5 8 5 7 0 8-1 10-8 9-41 34-76 82-95 5-2 6-4 6-6 0-4-2-4-3-5-18-7-70-27-85-98-2-5-3-6-10-6-2 0-8 0-8 5 7 18 4 27 21 55 9 13 22 27 40 41-105 0-209 0-313 0-9 0-16 0-16 8s7 8 16 8c104 0 208 0 313 0z"><text:p/></draw:path><draw:path draw:style-name="gr71" draw:text-style-name="P10" svg:width="0.174cm" svg:height="0.288cm" svg:x="1.476cm" svg:y="0cm" svg:viewBox="0 0 175 289" svg:d="M106 132c33-11 58-41 58-73 0-35-37-59-78-59-42 0-74 25-74 57 0 14 10 22 22 22 13 0 21-10 21-22 0-20-20-20-26-20 13-20 41-26 56-26 17 0 40 9 40 46 0 5 0 30-11 48-13 21-28 22-38 23-4 0-14 1-16 1-4 0-7 0-7 5s3 5 11 5c6 0 12 0 18 0 34 0 50 27 50 68 0 58-29 70-48 70-18 0-49-8-64-33 15 3 28-7 28-22 0-16-12-23-24-23-10 0-24 5-24 24 0 37 40 66 85 66 52 0 90-39 90-82 0-33-26-66-69-75z"><text:p/></draw:path><draw:path draw:style-name="gr72" draw:text-style-name="P10" svg:width="0.209cm" svg:height="0.189cm" svg:x="1.681cm" svg:y="0.095cm" svg:viewBox="0 0 210 190" svg:d="M130 59c2-11 12-49 40-49 3 0 14 0 22 4-12 3-20 14-20 23 0 7 4 14 15 14 10 0 23-7 23-23 0-22-24-28-38-28-26 0-40 22-45 31-11-27-33-31-45-31-45 0-69 54-69 65 0 3 5 3 6 3 3 0 4 0 5-5 14-44 42-53 56-53 9 0 23 3 23 27 0 13-7 41-23 101-6 25-21 43-39 43-3 0-12 0-22-6 11-1 21-11 21-22 0-12-10-15-16-15-13 0-24 11-24 25 0 19 22 27 41 27 27 0 42-30 43-32 6 16 20 32 46 32 44 0 68-55 68-64 0-5-5-5-6-5-4 0-5 2-5 5-14 45-43 55-56 55-17 0-23-13-23-28 0-9 2-19 7-37 5-19 10-38 15-57z"><text:p/></draw:path><draw:path draw:style-name="gr73" draw:text-style-name="P10" svg:width="0.257cm" svg:height="0.016cm" svg:x="2.039cm" svg:y="0.168cm" svg:viewBox="0 0 258 17" svg:d="M244 17c7 0 14 0 14-9 0-8-7-8-14-8-76 0-153 0-228 0-8 0-16 0-16 8 0 9 8 9 16 9 75 0 152 0 228 0z"><text:p/></draw:path><draw:path draw:style-name="gr74" draw:text-style-name="P10" svg:width="0.138cm" svg:height="0.278cm" svg:x="2.464cm" svg:y="0cm" svg:viewBox="0 0 139 279" svg:d="M86 11c0-10 0-11-9-11-27 28-64 28-77 28 0 4 0 8 0 13 8 0 34 0 55-12 0 72 0 145 0 217 0 15-1 20-39 20-5 0-9 0-14 0 0 5 0 9 0 13 15-1 52-1 69-1s53 0 68 1c0-4 0-8 0-13-5 0-8 0-13 0-38 0-40-5-40-20 0-78 0-157 0-235z"><text:p/></draw:path></draw:g></draw:g></text:span><text:span text:style-name="T4">.<text:line-break/>On peut aussi définir cette fonction </text:span><text:span text:style-name="T4"><draw:g text:anchor-type="as-char" svg:y="-0.187cm" draw:z-index="20" draw:style-name="gr1"><svg:title>TexMaths</svg:title><svg:desc>12§display§g§svg§600§FALSE§</svg:desc><draw:g draw:style-name="gr2"><draw:path draw:style-name="gr53" draw:text-style-name="P9" svg:width="0.154cm" svg:height="0.228cm" svg:x="0.016cm" svg:y="0.023cm" svg:viewBox="0 0 155 229" svg:d="M78 229c-26 0-52 0-78 0 0-76 0-153 0-229 52 0 103 0 155 0 0 76 0 153 0 229-25 0-52 0-77 0z"><text:p/></draw:path><draw:path draw:style-name="gr54" draw:text-style-name="P10" svg:width="0.191cm" svg:height="0.271cm" svg:x="0.001cm" svg:y="0.001cm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</draw:g></text:span><text:span text:style-name="T4"><text:s/>en écrivant l’égalité </text:span><text:span text:style-name="T4"><draw:g text:anchor-type="as-char" svg:y="-0.314cm" draw:z-index="19" draw:style-name="gr1"><svg:title>TexMaths</svg:title><svg:desc>12§display§g(x)=3x-1§svg§600§FALSE§</svg:desc><draw:g draw:style-name="gr2"><draw:path draw:style-name="gr55" draw:text-style-name="P9" svg:width="2.446cm" svg:height="0.376cm" svg:x="0.016cm" svg:y="0.023cm" svg:viewBox="0 0 2447 377" svg:d="M1224 377c-408 0-816 0-1224 0 0-126 0-251 0-377 816 0 1631 0 2447 0 0 126 0 251 0 377-408 0-816 0-1223 0z"><text:p/></draw:path><draw:path draw:style-name="gr56" draw:text-style-name="P10" svg:width="0.193cm" svg:height="0.271cm" svg:x="0.001cm" svg:y="0.131cm" svg:viewBox="0 0 194 272" svg:d="M193 28c0-3 1-5 1-8 0-7-4-12-12-12-4 0-15 4-18 18-7-15-21-26-39-26-48 0-100 59-100 120 0 41 25 66 57 66 24 0 44-19 48-24h1c-10 38-10 36-15 56-1 4-15 44-60 44-8 0-22 0-34-4 13-3 18-14 18-21s-5-15-17-15c-9 0-23 8-23 24 0 17 16 26 56 26 53 0 83-33 90-57 16-62 32-125 47-187zM138 132c-2 11-12 22-22 30-8 7-21 15-33 15-22 0-28-22-28-39 0-20 12-69 23-91 12-21 30-37 48-37 28 0 34 33 34 36 0 2-2 4-2 6-7 26-13 53-20 80z"><text:p/></draw:path><draw:path draw:style-name="gr57" draw:text-style-name="P10" svg:width="0.097cm" svg:height="0.42cm" svg:x="0.253cm" svg:y="0.001cm" svg:viewBox="0 0 98 421" svg:d="M98 416c0-1 0-1-7-9-53-54-66-133-66-197 0-73 16-146 67-198 6-6 6-6 6-7 0-4-2-5-4-5-4 0-42 29-68 83-21 46-26 92-26 127 0 33 5 83 28 131 25 52 62 80 66 80 2 0 4-1 4-5z"><text:p/></draw:path><draw:path draw:style-name="gr58" draw:text-style-name="P10" svg:width="0.209cm" svg:height="0.19cm" svg:x="0.387cm" svg:y="0.131cm" svg:viewBox="0 0 210 191" svg:d="M128 59c3-11 14-49 42-49 3 0 12 0 22 4-12 3-20 14-20 23 0 7 4 16 15 16 10 0 23-9 23-25 0-22-25-28-40-28-24 0-38 23-43 32-11-27-33-32-45-32-45 0-69 54-69 65 0 5 4 4 5 5 4 0 5-1 6-5 14-45 42-55 56-55 9 0 23 3 23 27 0 13-7 42-23 101-7 27-21 44-39 44-4 0-13 0-22-5 11-3 21-11 21-23s-10-15-16-15c-13 0-24 11-24 24 0 20 22 28 40 28 27 0 43-30 44-32 5 15 20 32 46 32 43 0 67-54 67-65 0-3-4-3-5-3-4 0-5 1-6 3-13 46-42 56-55 56-17 0-24-14-24-28 0-10 3-18 7-37 5-20 10-39 14-58z"><text:p/></draw:path><draw:path draw:style-name="gr59" draw:text-style-name="P10" svg:width="0.096cm" svg:height="0.42cm" svg:x="0.641cm" svg:y="0.001cm" svg:viewBox="0 0 97 421" svg:d="M97 210c0-32-5-83-27-131-26-51-62-79-66-79-3 0-4 2-4 5 0 1 0 1 7 9 42 41 66 109 66 196 0 71-15 146-68 199-5 6-5 6-5 7 0 2 1 5 4 5 4 0 42-29 67-83 21-46 26-93 26-128z"><text:p/></draw:path><draw:path draw:style-name="gr60" draw:text-style-name="P10" svg:width="0.279cm" svg:height="0.099cm" svg:x="0.922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61" draw:text-style-name="P10" svg:width="0.173cm" svg:height="0.287cm" svg:x="1.36cm" svg:y="0.037cm" svg:viewBox="0 0 174 288" svg:d="M104 132c34-12 59-41 59-74 0-35-37-58-78-58-42 0-74 25-74 56 0 15 9 23 21 23 14 0 22-9 22-21 0-22-20-22-26-22 13-20 40-26 56-26 17 0 41 9 41 48 0 5-1 29-12 48-13 19-28 21-39 21-2 0-13 2-15 2-4 0-7 1-7 4 0 5 3 5 10 5 6 0 12 0 18 0 35 0 51 29 51 70 0 56-29 68-48 68-18 0-49-7-64-32 15 2 28-7 28-22s-12-24-24-24c-10 0-23 6-23 26 0 37 38 64 85 64 51 0 89-38 89-80 0-35-26-67-70-76z"><text:p/></draw:path><draw:path draw:style-name="gr62" draw:text-style-name="P10" svg:width="0.209cm" svg:height="0.19cm" svg:x="1.565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63" draw:text-style-name="P10" svg:width="0.257cm" svg:height="0.017cm" svg:x="1.921cm" svg:y="0.203cm" svg:viewBox="0 0 258 18" svg:d="M244 18c7 0 14-1 14-10 0-8-7-8-14-8-76 0-153 0-228 0-8 0-16 0-16 8 0 9 8 10 16 10 75 0 152 0 228 0z"><text:p/></draw:path><draw:path draw:style-name="gr64" draw:text-style-name="P10" svg:width="0.138cm" svg:height="0.278cm" svg:x="2.346cm" svg:y="0.037cm" svg:viewBox="0 0 139 279" svg:d="M86 11c0-11 0-11-9-11-27 26-64 26-77 26 0 5 0 9 0 14 8 0 34 0 55-11 0 72 0 144 0 216 0 16-1 21-39 21-5 0-9 0-14 0 0 4 0 9 0 13 15-1 52-1 69-1s53 0 68 1c0-4 0-9 0-13-5 0-8 0-13 0-38 0-40-5-40-21 0-78 0-156 0-234z"><text:p/></draw:path></draw:g></draw:g></text:span><text:span text:style-name="T4">, qui peut se traduire par « l’image de </text:span><text:span text:style-name="T4"><draw:g text:anchor-type="as-char" svg:y="-0.189cm" draw:z-index="23" draw:style-name="gr1"><svg:title>TexMaths</svg:title><svg:desc>12§display§x§svg§600§FALSE§</svg:desc><draw:g draw:style-name="gr2"><draw:path draw:style-name="gr44" draw:text-style-name="P9" svg:width="0.176cm" svg:height="0.144cm" svg:x="0.01cm" svg:y="0.022cm" svg:viewBox="0 0 177 145" svg:d="M0 0c59 0 118 0 177 0 0 48 0 97 0 145-59 0-118 0-177 0 0-48 0-97 0-145z"><text:p/></draw:path><draw:path draw:style-name="gr45" draw:text-style-name="P10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4"><text:s/>par la fonction </text:span><text:span text:style-name="T4"><draw:g text:anchor-type="as-char" svg:y="-0.187cm" draw:z-index="22" draw:style-name="gr1"><svg:title>TexMaths</svg:title><svg:desc>12§display§g§svg§600§FALSE§</svg:desc><draw:g draw:style-name="gr2"><draw:path draw:style-name="gr46" draw:text-style-name="P9" svg:width="0.154cm" svg:height="0.228cm" svg:x="0.016cm" svg:y="0.023cm" svg:viewBox="0 0 155 229" svg:d="M78 229c-26 0-52 0-78 0 0-76 0-153 0-229 52 0 103 0 155 0 0 76 0 153 0 229-25 0-52 0-77 0z"><text:p/></draw:path><draw:path draw:style-name="gr47" draw:text-style-name="P10" svg:width="0.191cm" svg:height="0.271cm" svg:x="0.001cm" svg:y="0.001cm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</draw:g></text:span><text:span text:style-name="T4"><text:s/>est égale à </text:span><text:span text:style-name="T4"><draw:g text:anchor-type="as-char" svg:y="-0.256cm" draw:z-index="21" draw:style-name="gr1"><svg:title>TexMaths</svg:title><svg:desc>12§display§3x-1§svg§600§FALSE§</svg:desc><draw:g draw:style-name="gr2"><draw:path draw:style-name="gr48" draw:text-style-name="P9" svg:width="1.097cm" svg:height="0.243cm" svg:x="0.004cm" svg:y="0.022cm" svg:viewBox="0 0 1098 244" svg:d="M0 0c366 0 732 0 1098 0 0 82 0 163 0 244-366 0-732 0-1098 0 0-81 0-162 0-244z"><text:p/></draw:path><draw:path draw:style-name="gr49" draw:text-style-name="P10" svg:width="0.173cm" svg:height="0.287cm" svg:x="0.001cm" svg:y="0cm" svg:viewBox="0 0 174 288" svg:d="M104 132c35-11 59-41 59-74 0-34-37-58-78-58-42 0-74 25-74 58 0 13 9 21 21 21 14 0 22-9 22-21 0-22-19-22-26-22 13-20 40-25 56-25 17 0 41 8 41 47 0 4-1 29-12 47-13 21-28 22-37 22-4 0-15 1-17 1-4 1-6 1-6 5 0 5 2 5 9 5 6 0 12 0 18 0 35 0 51 27 51 68 0 58-29 70-47 70-19 0-50-8-65-32 15 2 28-7 28-23 0-15-11-23-24-23-10 0-23 6-23 24 0 38 38 66 85 66 51 0 89-39 89-82 0-33-26-66-70-74z"><text:p/></draw:path><draw:path draw:style-name="gr50" draw:text-style-name="P10" svg:width="0.208cm" svg:height="0.188cm" svg:x="0.206cm" svg:y="0.093cm" svg:viewBox="0 0 209 189" svg:d="M128 60c3-12 12-50 41-50 3 0 13 0 22 6-12 1-21 12-21 22 0 6 5 15 16 15 10 0 23-7 23-24 0-23-24-29-39-29-25 0-39 23-44 32-11-27-34-32-46-32-43 0-67 55-67 65 0 5 4 5 5 5 4 0 5-2 5-5 14-45 42-55 56-55 9 0 23 3 23 28 0 14-7 41-23 100-6 25-21 42-39 42-3 0-12 0-22-5 11-2 20-11 20-23 0-9-9-13-15-13-13 0-23 10-23 23 0 19 20 27 40 27 27 0 42-28 43-31 6 15 20 31 45 31 45 0 69-52 69-63 0-4-5-4-6-4-4 0-5 1-5 5-14 43-43 53-56 53-17 0-23-13-23-28 0-7 2-17 7-36s10-38 14-56z"><text:p/></draw:path><draw:path draw:style-name="gr51" draw:text-style-name="P10" svg:width="0.257cm" svg:height="0.016cm" svg:x="0.561cm" svg:y="0.166cm" svg:viewBox="0 0 258 17" svg:d="M242 17c8 0 16 0 16-9 0-8-8-8-16-8-75 0-152 0-228 0-7 0-14 0-14 8 0 9 7 9 14 9 76 0 153 0 228 0z"><text:p/></draw:path><draw:path draw:style-name="gr52" draw:text-style-name="P10" svg:width="0.138cm" svg:height="0.277cm" svg:x="0.985cm" svg:y="0cm" svg:viewBox="0 0 139 278" svg:d="M86 11c0-10 0-11-9-11-27 26-64 26-77 26 0 5 0 9 0 14 8 0 34 0 55-11 0 72 0 145 0 217 0 14-1 19-38 19-5 0-10 0-15 0 0 5 0 8 0 13 16-1 52-1 69-1s54 0 68 1c0-5 0-8 0-13-5 0-8 0-13 0-38 0-40-4-40-19 0-78 0-157 0-235z"><text:p/></draw:path></draw:g></draw:g></text:span><text:span text:style-name="T4"><text:s/>».</text:span></text:p>
      <text:p text:style-name="P8">L’image de 0 par la fonction <draw:g text:anchor-type="as-char" svg:y="-0.187cm" draw:z-index="24" draw:style-name="gr1"><svg:title>TexMaths</svg:title><svg:desc>12§display§g§svg§600§FALSE§</svg:desc><draw:g draw:style-name="gr2"><draw:path draw:style-name="gr42" draw:text-style-name="P9" svg:width="0.154cm" svg:height="0.228cm" svg:x="0.016cm" svg:y="0.023cm" svg:viewBox="0 0 155 229" svg:d="M78 229c-26 0-52 0-78 0 0-76 0-153 0-229 52 0 103 0 155 0 0 76 0 153 0 229-25 0-52 0-77 0z"><text:p/></draw:path><draw:path draw:style-name="gr43" draw:text-style-name="P10" svg:width="0.191cm" svg:height="0.271cm" svg:x="0.001cm" svg:y="0.001cm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</draw:g><text:s/>est −1 :<text:line-break/><draw:g text:anchor-type="as-char" svg:y="-0.314cm" draw:z-index="25" draw:style-name="gr1"><svg:title>TexMaths</svg:title><svg:desc>12§display§g(0)=3\times 0 – 1=0-1 =-1§svg§600§FALSE§</svg:desc><draw:g draw:style-name="gr2"><draw:path draw:style-name="gr24" draw:text-style-name="P9" svg:width="5.196cm" svg:height="0.376cm" svg:x="0.016cm" svg:y="0.023cm" svg:viewBox="0 0 5197 377" svg:d="M2599 377c-867 0-1733 0-2599 0 0-126 0-251 0-377 1732 0 3465 0 5197 0 0 126 0 251 0 377-866 0-1732 0-2598 0z"><text:p/></draw:path><draw:path draw:style-name="gr25" draw:text-style-name="P10" svg:width="0.193cm" svg:height="0.271cm" svg:x="0.001cm" svg:y="0.131cm" svg:viewBox="0 0 194 272" svg:d="M193 28c0-3 1-5 1-8 0-7-4-12-12-12-4 0-15 4-18 18-7-15-21-26-38-26-49 0-101 59-101 120 0 41 25 66 57 66 24 0 44-19 48-24h1c-10 38-10 36-15 56-1 4-15 44-60 44-8 0-22 0-34-4 13-3 18-14 18-21s-5-15-17-15c-9 0-23 8-23 24 0 17 16 26 56 26 53 0 83-33 90-57 16-62 32-125 47-187zM138 132c-2 11-12 22-22 30-8 7-21 15-33 15-22 0-28-22-28-39 0-20 12-69 24-91 11-21 29-37 47-37 28 0 34 33 34 36 0 2-2 4-2 6-7 26-13 53-20 80z"><text:p/></draw:path><draw:path draw:style-name="gr26" draw:text-style-name="P10" svg:width="0.097cm" svg:height="0.42cm" svg:x="0.253cm" svg:y="0.001cm" svg:viewBox="0 0 98 421" svg:d="M98 416c0-1 0-1-7-9-53-54-66-133-66-197 0-73 16-146 67-198 6-6 6-6 6-7 0-4-2-5-4-5-4 0-42 29-68 83-21 46-26 92-26 127 0 33 5 83 28 131 26 52 62 80 66 80 2 0 4-1 4-5z"><text:p/></draw:path><draw:path draw:style-name="gr27" draw:text-style-name="P10" svg:width="0.177cm" svg:height="0.287cm" svg:x="0.392cm" svg:y="0.037cm" svg:viewBox="0 0 178 288" svg:d="M178 145c0-33-3-67-17-98-19-41-54-47-72-47-25 0-57 11-73 49-14 30-16 63-16 96 0 32 1 70 19 100 18 35 48 43 70 43 23 0 54-8 73-49 13-27 16-60 16-94zM89 279c-17 0-42-11-49-51-5-24-5-63-5-87 0-28 0-56 3-78 8-50 40-55 51-55 13 0 41 9 49 50 5 24 5 56 5 83 0 31 0 60-5 86-7 40-31 52-49 52z"><text:p/></draw:path><draw:path draw:style-name="gr28" draw:text-style-name="P10" svg:width="0.096cm" svg:height="0.42cm" svg:x="0.61cm" svg:y="0.001cm" svg:viewBox="0 0 97 421" svg:d="M97 210c0-32-5-83-27-131-26-51-62-79-66-79-3 0-4 2-4 5 0 1 0 1 8 9 41 41 65 109 65 196 0 71-15 146-68 199-5 6-5 6-5 7 0 2 1 5 4 5 4 0 42-29 67-83 21-46 26-93 26-128z"><text:p/></draw:path><draw:path draw:style-name="gr29" draw:text-style-name="P10" svg:width="0.279cm" svg:height="0.099cm" svg:x="0.891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30" draw:text-style-name="P10" svg:width="0.174cm" svg:height="0.287cm" svg:x="1.33cm" svg:y="0.037cm" svg:viewBox="0 0 175 288" svg:d="M104 132c35-12 59-41 59-74 0-35-37-58-78-58-42 0-74 25-74 56 0 15 9 23 21 23 14 0 22-9 22-21 0-22-19-22-26-22 13-20 40-26 56-26 17 0 41 9 41 48 0 5-1 29-12 48-13 19-28 21-37 21-4 0-15 2-17 2-4 0-6 1-6 4 0 5 2 5 9 5 6 0 14 0 20 0 33 0 49 29 49 70 0 56-29 68-47 68s-50-7-65-32c15 2 28-7 28-22s-11-24-24-24c-10 0-23 6-23 26 0 37 38 64 85 64 52 0 90-38 90-80 0-35-27-67-71-76z"><text:p/></draw:path><draw:path draw:style-name="gr31" draw:text-style-name="P10" svg:width="0.203cm" svg:height="0.202cm" svg:x="1.678cm" svg:y="0.11cm" svg:viewBox="0 0 204 203" svg:d="M102 90c-28-27-56-56-84-84-5-5-6-6-10-6-3 0-8 4-8 8 0 3 1 4 6 9 28 27 56 56 84 84-28 28-56 56-84 85-5 5-6 6-6 9 0 5 5 8 8 8 4 0 5-1 10-6 28-29 56-56 84-84 29 29 59 58 88 88 1 0 3 2 6 2 4 0 8-3 8-8 0-1 0-3-1-5 0-1-67-67-89-89 26-25 52-52 78-77 1-2 8-7 10-10 1-1 2-3 2-6 0-4-4-8-8-8s-5 1-10 6c-28 28-56 57-84 84z"><text:p/></draw:path><draw:path draw:style-name="gr32" draw:text-style-name="P10" svg:width="0.177cm" svg:height="0.287cm" svg:x="2.055cm" svg:y="0.037cm" svg:viewBox="0 0 178 288" svg:d="M178 145c0-33-3-67-17-98-19-41-54-47-72-47-25 0-57 11-73 49-14 30-16 63-16 96 0 32 1 70 19 100 18 35 48 43 70 43 23 0 54-8 73-49 13-27 16-60 16-94zM89 279c-17 0-42-11-49-51-5-24-5-63-5-87 0-28 0-56 3-78 9-50 40-55 51-55 13 0 41 9 49 50 5 24 5 56 5 83 0 31 0 60-5 86-6 40-31 52-49 52z"><text:p/></draw:path><draw:path draw:style-name="gr33" draw:text-style-name="P10" svg:width="0.209cm" svg:height="0.009cm" svg:x="2.249cm" svg:y="0.2cm" svg:viewBox="0 0 210 10" svg:d="M210 10c0-4 0-6 0-10-70 0-140 0-210 0 0 4 0 6 0 10 70 0 140 0 210 0z"><text:p/></draw:path><draw:path draw:style-name="gr34" draw:text-style-name="P10" svg:width="0.138cm" svg:height="0.278cm" svg:x="2.498cm" svg:y="0.037cm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35" draw:text-style-name="P10" svg:width="0.279cm" svg:height="0.099cm" svg:x="2.811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36" draw:text-style-name="P10" svg:width="0.175cm" svg:height="0.287cm" svg:x="3.249cm" svg:y="0.037cm" svg:viewBox="0 0 176 288" svg:d="M176 145c0-33-1-67-16-98-20-41-54-47-71-47-25 0-57 11-73 49-15 30-16 63-16 96 0 32 1 70 18 100 18 35 49 43 70 43 22 0 55-8 73-49 14-27 15-60 15-94zM88 279c-16 0-41-11-48-51-5-24-5-63-5-87 0-28 0-56 2-78 9-50 41-55 51-55 14 0 42 9 50 50 4 24 4 56 4 83 0 31 0 60-5 86-6 40-30 52-49 52z"><text:p/></draw:path><draw:path draw:style-name="gr37" draw:text-style-name="P10" svg:width="0.256cm" svg:height="0.017cm" svg:x="3.571cm" svg:y="0.203cm" svg:viewBox="0 0 257 18" svg:d="M242 18c8 0 15-1 15-10 0-8-7-8-15-8-75 0-152 0-228 0-7 0-14 0-14 8 0 9 7 10 14 10 76 0 153 0 228 0z"><text:p/></draw:path><draw:path draw:style-name="gr38" draw:text-style-name="P10" svg:width="0.138cm" svg:height="0.278cm" svg:x="3.995cm" svg:y="0.037cm" svg:viewBox="0 0 139 279" svg:d="M86 11c0-11 0-11-9-11-27 26-63 26-77 26 0 5 0 9 0 14 8 0 34 0 55-11 0 72 0 144 0 216 0 16-1 21-38 21-5 0-10 0-15 0 0 4 0 9 0 13 16-1 52-1 69-1s54 0 68 1c0-4 0-9 0-13-5 0-8 0-13 0-38 0-40-5-40-21 0-78 0-156 0-234z"><text:p/></draw:path><draw:path draw:style-name="gr39" draw:text-style-name="P10" svg:width="0.28cm" svg:height="0.099cm" svg:x="4.309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0" draw:text-style-name="P10" svg:width="0.257cm" svg:height="0.017cm" svg:x="4.765cm" svg:y="0.203cm" svg:viewBox="0 0 258 18" svg:d="M244 18c7 0 14-1 14-10 0-8-7-8-14-8-76 0-153 0-228 0-8 0-16 0-16 8 0 9 8 10 16 10 75 0 152 0 228 0z"><text:p/></draw:path><draw:path draw:style-name="gr41" draw:text-style-name="P10" svg:width="0.138cm" svg:height="0.278cm" svg:x="5.096cm" svg:y="0.037cm" svg:viewBox="0 0 139 279" svg:d="M86 11c0-11 0-11-9-11-27 26-64 26-77 26 0 5 0 9 0 14 8 0 34 0 55-11 0 72 0 144 0 216 0 16-1 21-39 21-5 0-9 0-14 0 0 4 0 9 0 13 15-1 52-1 69-1s53 0 68 1c0-4 0-9 0-13-5 0-8 0-13 0-38 0-40-5-40-21 0-78 0-156 0-234z"><text:p/></draw:path></draw:g></draw:g>.<text:line-break/>L’image de 7 par la fonction <draw:g text:anchor-type="as-char" svg:y="-0.187cm" draw:z-index="27" draw:style-name="gr1"><svg:title>TexMaths</svg:title><svg:desc>12§display§g§svg§600§FALSE§</svg:desc><draw:g draw:style-name="gr2"><draw:path draw:style-name="gr3" draw:text-style-name="P9" svg:width="0.154cm" svg:height="0.228cm" svg:x="0.016cm" svg:y="0.023cm" svg:viewBox="0 0 155 229" svg:d="M78 229c-26 0-52 0-78 0 0-76 0-153 0-229 52 0 103 0 155 0 0 76 0 153 0 229-25 0-52 0-77 0z"><text:p/></draw:path><draw:path draw:style-name="gr4" draw:text-style-name="P10" svg:width="0.191cm" svg:height="0.271cm" svg:x="0.001cm" svg:y="0.001cm" svg:viewBox="0 0 192 272" svg:d="M191 28c0-3 1-5 1-8 0-7-5-12-12-12-5 0-16 4-18 18-7-15-22-26-38-26-47 0-99 59-99 120 0 40 25 65 55 65 26 0 44-19 48-24-8 38-8 38-13 56-1 3-15 45-60 45-7 0-21 0-33-3 13-5 18-16 18-23 0-6-5-15-17-15-9 0-23 8-23 24 0 18 16 27 56 27 53 0 82-34 88-59 16-61 31-124 47-185zM136 132c-3 11-12 21-21 29-8 7-21 15-33 15-21 0-28-22-28-38 0-20 13-69 24-91 12-21 30-37 46-37 27 0 33 33 33 36 0 2-1 5-1 6-6 26-13 53-20 80z"><text:p/></draw:path></draw:g></draw:g><text:s/>est 20 :<text:line-break/><draw:g text:anchor-type="as-char" svg:y="-0.314cm" draw:z-index="26" draw:style-name="gr1"><svg:title>TexMaths</svg:title><svg:desc>12§display§g(7)=3\times 7-1=21-1=20§svg§600§FALSE§</svg:desc><draw:g draw:style-name="gr2"><draw:path draw:style-name="gr5" draw:text-style-name="P9" svg:width="5.613cm" svg:height="0.375cm" svg:x="0.016cm" svg:y="0.022cm" svg:viewBox="0 0 5614 376" svg:d="M0 0c1871 0 3743 0 5614 0 0 125 0 251 0 376-1871 0-3743 0-5614 0 0-125 0-251 0-376z"><text:p/></draw:path><draw:path draw:style-name="gr6" draw:text-style-name="P10" svg:width="0.193cm" svg:height="0.269cm" svg:x="0.001cm" svg:y="0.13cm" svg:viewBox="0 0 194 270" svg:d="M193 28c0-4 1-5 1-9 0-7-6-11-13-11-3 0-15 3-17 18-7-15-22-26-39-26-48 0-100 59-100 119 0 42 25 67 55 67 26 0 46-20 50-25 0 0 1 0 1 1-10 38-15 53-15 54-1 4-15 46-61 46-7 0-21-1-33-5 13-3 18-14 18-21 0-8-5-15-17-15-9 0-23 7-23 24s16 25 56 25c53 0 83-32 90-57 16-62 32-124 47-185zM138 132c-2 11-12 22-22 29-8 7-21 16-34 16-21 0-27-22-27-39 0-20 12-71 23-91 12-22 30-39 48-39 28 0 34 35 34 38 0 1-2 3-2 6-7 26-13 53-20 80z"><text:p/></draw:path><draw:path draw:style-name="gr7" draw:text-style-name="P10" svg:width="0.097cm" svg:height="0.419cm" svg:x="0.253cm" svg:y="0cm" svg:viewBox="0 0 98 420" svg:d="M98 415c0-2 0-2-7-9-53-53-67-132-67-196 0-73 17-146 68-199 6-5 6-5 6-7 0-3-2-4-4-4-4 0-42 29-68 82-21 47-26 93-26 128 0 32 5 83 28 130 25 52 62 80 66 80 2 0 4-2 4-5z"><text:p/></draw:path><draw:path draw:style-name="gr8" draw:text-style-name="P10" svg:width="0.179cm" svg:height="0.291cm" svg:x="0.399cm" svg:y="0.031cm" svg:viewBox="0 0 180 292" svg:d="M176 28c4-5 4-6 4-15-34 0-68 0-102 0-52 0-53-5-54-13-4 0-7 0-11 0-5 29-8 58-13 87 4 0 6 0 10 0 1-8 6-34 10-39 4-2 36-2 42-2 29 0 58 0 87 0-5 7-37 53-47 66-38 57-52 114-52 157 0 4 0 23 20 23 19 0 19-19 19-23 0-7 0-14 0-21 0-23 1-45 5-68 1-9 7-45 26-72s37-54 56-80z"><text:p/></draw:path><draw:path draw:style-name="gr9" draw:text-style-name="P10" svg:width="0.096cm" svg:height="0.419cm" svg:x="0.61cm" svg:y="0cm" svg:viewBox="0 0 97 420" svg:d="M97 210c0-32-5-84-27-131-26-51-62-79-66-79-3 0-4 1-4 4 0 2 0 2 7 10 42 41 66 109 66 196 0 71-15 145-68 199-5 4-5 4-5 6 0 3 1 5 4 5 4 0 42-29 67-82 21-47 26-94 26-128z"><text:p/></draw:path><draw:path draw:style-name="gr10" draw:text-style-name="P10" svg:width="0.279cm" svg:height="0.098cm" svg:x="0.891cm" svg:y="0.161cm" svg:viewBox="0 0 280 99" svg:d="M265 17c7 0 15 0 15-9 0-8-8-8-14-8-84 0-169 0-253 0-6 0-13 0-13 8 0 9 7 9 13 9 84 0 168 0 252 0zM266 99c6 0 14 0 14-9 0-8-8-8-15-8-84 0-168 0-252 0-6 0-13 0-13 8 0 9 7 9 13 9 84 0 169 0 253 0z"><text:p/></draw:path><draw:path draw:style-name="gr11" draw:text-style-name="P10" svg:width="0.173cm" svg:height="0.287cm" svg:x="1.331cm" svg:y="0.035cm" svg:viewBox="0 0 174 288" svg:d="M104 132c35-11 59-41 59-73 0-35-37-59-78-59-42 0-74 25-74 58 0 14 9 21 21 21 14 0 22-9 22-21 0-21-20-21-26-21 13-20 40-26 56-26 17 0 41 9 41 47 0 6-1 30-12 48-13 20-28 21-39 21-2 2-13 2-15 2-4 1-7 1-7 6 0 4 3 4 10 4 6 0 12 0 18 0 35 0 51 28 51 70 0 55-29 67-48 67-18 0-49-7-64-31 15 3 28-7 28-23 0-14-12-22-24-22-10 0-23 6-23 22 0 39 38 66 85 66 51 0 89-38 89-79 0-35-26-67-70-77z"><text:p/></draw:path><draw:path draw:style-name="gr12" draw:text-style-name="P10" svg:width="0.203cm" svg:height="0.201cm" svg:x="1.679cm" svg:y="0.109cm" svg:viewBox="0 0 204 202" svg:d="M102 89c-28-28-56-55-84-83-5-6-6-6-10-6-3 0-8 4-8 8 0 3 1 4 6 9 28 27 56 55 84 84-28 28-56 55-84 84-5 5-6 6-6 9 0 4 5 8 8 8 4 0 5 0 10-6 28-28 56-55 84-83 29 29 59 58 88 87 0 1 3 2 6 2 4 0 8-4 8-8 0-3 0-3-1-5-30-30-67-66-89-88 25-26 52-52 77-77 2-2 8-8 11-11 1-1 2-2 2-5 0-4-4-8-8-8s-5 1-10 6c-28 28-56 55-84 83z"><text:p/></draw:path><draw:path draw:style-name="gr13" draw:text-style-name="P10" svg:width="0.179cm" svg:height="0.291cm" svg:x="2.063cm" svg:y="0.031cm" svg:viewBox="0 0 180 292" svg:d="M176 28c4-5 4-6 4-15-34 0-68 0-102 0-52 0-53-5-54-13-4 0-7 0-11 0-5 29-8 58-13 87 4 0 6 0 10 0 2-8 6-34 10-39 4-2 36-2 42-2 29 0 58 0 87 0-4 7-37 53-47 66-38 57-52 114-52 157 0 4 0 23 20 23 19 0 19-19 19-23 0-7 0-14 0-21 0-23 1-45 5-68 1-9 7-45 26-72s37-54 56-80z"><text:p/></draw:path><draw:path draw:style-name="gr14" draw:text-style-name="P10" svg:width="0.257cm" svg:height="0.016cm" svg:x="2.378cm" svg:y="0.202cm" svg:viewBox="0 0 258 17" svg:d="M242 17c8 0 16 0 16-9 0-8-8-8-16-8-75 0-152 0-228 0-7 0-14 0-14 8 0 9 7 9 14 9 76 0 153 0 228 0z"><text:p/></draw:path><draw:path draw:style-name="gr15" draw:text-style-name="P10" svg:width="0.138cm" svg:height="0.279cm" svg:x="2.802cm" svg:y="0.035cm" svg:viewBox="0 0 139 280" svg:d="M88 11c0-10 0-11-11-11-25 28-63 28-77 28 0 4 0 8 0 13 10 0 34 0 56-11 0 72 0 144 0 216 0 15-2 21-39 21-5 0-9 0-13 0 0 5 0 9 0 13 14-2 50-2 68-2 17 0 53 0 67 2 0-4 0-8 0-13-5 0-8 0-13 0-37 0-38-5-38-21 0-78 0-157 0-235z"><text:p/></draw:path><draw:path draw:style-name="gr16" draw:text-style-name="P10" svg:width="0.28cm" svg:height="0.098cm" svg:x="3.115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7" draw:text-style-name="P10" svg:width="0.167cm" svg:height="0.279cm" svg:x="3.558cm" svg:y="0.035cm" svg:viewBox="0 0 168 280" svg:d="M32 248c15-15 30-29 45-44 66-57 91-80 91-122 0-48-37-82-89-82-48 0-79 40-79 77 0 23 22 23 23 23 7 0 21-5 21-22 0-11-7-22-22-22-3 0-4 0-5 0 9-27 32-43 56-43 39 0 57 35 57 69 0 33-21 67-45 93-26 31-54 59-80 89-5 4-5 5-5 16 52 0 104 0 156 0 4-24 8-48 12-72-4 0-7 0-11 0-1 11-5 29-8 36-4 4-31 4-41 4-25 0-50 0-76 0z"><text:p/></draw:path><draw:path draw:style-name="gr18" draw:text-style-name="P10" svg:width="0.138cm" svg:height="0.279cm" svg:x="3.785cm" svg:y="0.035cm" svg:viewBox="0 0 139 280" svg:d="M86 11c0-10 0-11-9-11-25 28-63 28-77 28 0 4 0 8 0 13 8 0 34 0 55-11 0 72 0 144 0 216 0 15-1 21-38 21-5 0-9 0-13 0 0 5 0 9 0 13 14-2 49-2 67-2 17 0 54 0 68 2 0-4 0-8 0-13-5 0-8 0-13 0-37 0-40-5-40-21 0-78 0-157 0-235z"><text:p/></draw:path><draw:path draw:style-name="gr19" draw:text-style-name="P10" svg:width="0.257cm" svg:height="0.016cm" svg:x="4.087cm" svg:y="0.202cm" svg:viewBox="0 0 258 17" svg:d="M244 17c7 0 14 0 14-9 0-8-7-8-14-8-77 0-153 0-230 0-7 0-14 0-14 8 0 9 7 9 14 9 77 0 153 0 230 0z"><text:p/></draw:path><draw:path draw:style-name="gr20" draw:text-style-name="P10" svg:width="0.138cm" svg:height="0.279cm" svg:x="4.512cm" svg:y="0.035cm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21" draw:text-style-name="P10" svg:width="0.28cm" svg:height="0.098cm" svg:x="4.825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2" draw:text-style-name="P10" svg:width="0.167cm" svg:height="0.279cm" svg:x="5.268cm" svg:y="0.035cm" svg:viewBox="0 0 168 280" svg:d="M32 248c16-15 30-29 46-44 65-57 90-80 90-122 0-48-37-82-89-82-48 0-79 40-79 77 0 23 22 23 23 23 7 0 21-5 21-22 0-11-7-22-22-22-3 0-4 0-5 0 9-27 32-43 56-43 39 0 57 35 57 69 0 33-21 67-44 93-27 31-54 59-81 89-5 4-5 5-5 16 53 0 104 0 157 0 4-24 7-48 11-72-4 0-6 0-10 0-2 11-6 29-9 36-4 4-31 4-40 4-25 0-51 0-77 0z"><text:p/></draw:path><draw:path draw:style-name="gr23" draw:text-style-name="P10" svg:width="0.177cm" svg:height="0.287cm" svg:x="5.474cm" svg:y="0.035cm" svg:viewBox="0 0 178 288" svg:d="M178 145c0-33-3-67-17-97-19-41-54-48-72-48-25 0-57 11-73 50-14 29-16 62-16 95s1 69 19 101c18 34 49 42 70 42 23 0 55-8 73-48 13-30 16-61 16-95zM89 280c-17 0-42-11-49-52-5-24-5-62-5-87 0-27 0-54 3-77 9-51 40-54 51-54 13 0 42 7 49 49 5 24 5 55 5 82 0 32 0 60-5 86-6 40-30 53-49 53z"><text:p/></draw:path></draw:g></draw:g>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6:51:40.666000000</meta:creation-date>
    <dc:date>2025-01-13T07:00:53.028000000</dc:date>
    <meta:editing-duration>PT9M14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3" meta:word-count="208" meta:character-count="1045" meta:non-whitespace-character-count="838"/>
  </office:meta>
</office:document-meta>
</file>